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20A0000019D07C60783906D2359.png" manifest:media-type="image/png"/>
  <manifest:file-entry manifest:full-path="Pictures/100000000000032F000000AD3A4FB3234154F4C9.png" manifest:media-type="image/png"/>
  <manifest:file-entry manifest:full-path="Pictures/100000000000021F0000018D72AF91B308E83B66.png" manifest:media-type="image/png"/>
  <manifest:file-entry manifest:full-path="Pictures/1000000000000CEC000009B16D3849F3A43CBBBC.png" manifest:media-type="image/png"/>
  <manifest:file-entry manifest:full-path="Pictures/1000000000000257000000E5BA719A7D6C4DFCDF.png" manifest:media-type="image/png"/>
  <manifest:file-entry manifest:full-path="Pictures/10000000000001750000004AF83402889DB3011D.jpg" manifest:media-type="image/jpeg"/>
  <manifest:file-entry manifest:full-path="Pictures/100000000000044D0000017835F98806E4718C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Symbol" svg:font-family="Symbol"/>
    <style:font-face style:name="Times New Roman" svg:font-family="'Times New Roman'"/>
    <style:font-face style:name="Wingdings" svg:font-family="Wingding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fo:min-height="5.466cm"/>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73cm" fo:padding-bottom="0cm" fo:padding-left="0cm" fo:padding-right="0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36cm" fo:padding-bottom="0cm" fo:padding-left="0cm" fo:padding-right="0cm" fo:wrap-option="wrap"/>
    </style:style>
    <style:style style:name="gr5" style:family="graphic" style:parent-style-name="standard">
      <style:graphic-properties draw:stroke="solid" svg:stroke-width="0.026cm" svg:stroke-color="#000000" draw:fill="none" draw:textarea-vertical-align="top" draw:auto-grow-height="true" draw:fit-to-size="false" style:shrink-to-fit="false" fo:min-height="0cm" fo:min-width="0cm" fo:padding-top="0.49cm" fo:padding-bottom="0cm" fo:padding-left="0cm" fo:padding-right="0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7"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34cm" fo:padding-bottom="0cm" fo:padding-left="0cm" fo:padding-right="0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5cm" fo:padding-bottom="0cm" fo:padding-left="0cm" fo:padding-right="0cm" fo:wrap-option="wrap"/>
    </style:style>
    <style:style style:name="gr10" style:family="graphic" style:parent-style-name="standard">
      <style:graphic-properties draw:stroke="solid" svg:stroke-width="0.053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solid" svg:stroke-width="0.053cm" svg:stroke-color="#000000" draw:fill="none" draw:textarea-vertical-align="top" draw:auto-grow-height="true" draw:fit-to-size="false" style:shrink-to-fit="false" fo:min-height="0cm" fo:min-width="0cm" fo:padding-top="0.132cm" fo:padding-bottom="0cm" fo:padding-left="0cm" fo:padding-right="0cm" fo:wrap-option="wrap"/>
    </style:style>
    <style:style style:name="gr12" style:family="graphic" style:parent-style-name="standard">
      <style:graphic-properties draw:stroke="solid" svg:stroke-width="0.053cm" svg:stroke-color="#000000" draw:fill="none" draw:textarea-vertical-align="top" draw:auto-grow-height="true" draw:fit-to-size="false" style:shrink-to-fit="false" fo:min-height="0cm" fo:min-width="0cm" fo:padding-top="0.136cm" fo:padding-bottom="0cm" fo:padding-left="0cm" fo:padding-right="0cm" fo:wrap-option="wrap"/>
    </style:style>
    <style:style style:name="gr13"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 style:family="graphic" style:parent-style-name="standard">
      <style:graphic-properties draw:stroke="solid" svg:stroke-width="0.053cm" svg:stroke-color="#000000" draw:fill="none" draw:textarea-vertical-align="top" draw:auto-grow-height="true" draw:fit-to-size="false" style:shrink-to-fit="false" fo:min-height="0cm" fo:min-width="0cm" fo:padding-top="0.131cm" fo:padding-bottom="0cm" fo:padding-left="0cm" fo:padding-right="0cm" fo:wrap-option="wrap"/>
    </style:style>
    <style:style style:name="gr15"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7"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8"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style>
    <style:style style:name="gr20"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 style:family="graphic" style:parent-style-name="standard" style:list-style-name="L11">
      <style:graphic-properties draw:stroke="none" svg:stroke-width="0cm" draw:fill="none" draw:textarea-vertical-align="top" draw:auto-grow-height="true" draw:fit-to-size="false" style:shrink-to-fit="false" fo:min-height="0cm" fo:min-width="0cm" fo:padding-top="0.273cm" fo:padding-bottom="0cm" fo:padding-left="0cm" fo:padding-right="0cm" fo:wrap-option="wrap"/>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24cm" fo:padding-bottom="0cm" fo:padding-left="0cm" fo:padding-right="0cm" fo:wrap-option="wrap"/>
    </style:style>
    <style:style style:name="gr23" style:family="graphic" style:parent-style-name="standard">
      <style:graphic-properties draw:stroke="none" svg:stroke-color="#000000" draw:fill="none" draw:fill-color="#ffffff" draw:textarea-horizontal-align="left" draw:auto-grow-height="true" draw:auto-grow-width="true" fo:min-height="1.576cm" fo:min-width="7.224cm"/>
    </style:style>
    <style:style style:name="pr1" style:family="presentation" style:parent-style-name="Inspiration-title">
      <style:graphic-properties draw:stroke="none" svg:stroke-width="0cm" draw:fill="none" draw:textarea-vertical-align="top" draw:auto-grow-height="true" draw:fit-to-size="false" style:shrink-to-fit="false" fo:min-height="11.173cm" fo:padding-top="0.035cm" fo:padding-bottom="0cm" fo:padding-left="0cm" fo:padding-right="0cm" fo:wrap-option="wrap"/>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draw:stroke="none" svg:stroke-width="0cm" draw:fill="none" draw:textarea-vertical-align="top" draw:auto-grow-height="true" draw:fit-to-size="false" style:shrink-to-fit="false" fo:min-height="1.805cm" fo:padding-top="0.035cm" fo:padding-bottom="0cm" fo:padding-left="0cm" fo:padding-right="0cm" fo:wrap-option="wrap"/>
    </style:style>
    <style:style style:name="pr4" style:family="presentation" style:parent-style-name="Inspiration-title">
      <style:graphic-properties draw:stroke="none" svg:stroke-width="0cm" draw:fill="none" draw:textarea-vertical-align="top" draw:auto-grow-height="true" draw:fit-to-size="false" style:shrink-to-fit="false" fo:min-height="3.605cm" fo:padding-top="0.035cm" fo:padding-bottom="0cm" fo:padding-left="0cm" fo:padding-right="0cm" fo:wrap-option="wrap"/>
    </style:style>
    <style:style style:name="co1" style:family="table-column">
      <style:table-column-properties style:column-width="1.956cm" style:use-optimal-column-width="false"/>
    </style:style>
    <style:style style:name="ro1" style:family="table-row">
      <style:table-row-properties style:row-height="0.763cm"/>
    </style:style>
    <style:style style:name="ro2" style:family="table-row">
      <style:table-row-properties style:row-height="1.017cm"/>
    </style:style>
    <style:style style:name="ce1" style:family="table-cell">
      <loext:graphic-properties draw:fill="none" draw:textarea-vertical-align="top" fo:padding-top="0cm" fo:padding-bottom="0cm" fo:padding-left="0cm" fo:padding-right="0cm"/>
      <style:paragraph-properties fo:border-left="0.74pt solid #000000" fo:border-right="0.74pt solid #000000" fo:border-top="0.74pt solid #000000" fo:border-bottom="0.37pt solid #000000"/>
    </style:style>
    <style:style style:name="ce2" style:family="table-cell">
      <loext:graphic-properties draw:fill="none" draw:textarea-vertical-align="top" fo:padding-top="0cm" fo:padding-bottom="0cm" fo:padding-left="0cm" fo:padding-right="0cm"/>
      <style:paragraph-properties fo:border-left="0.74pt solid #000000" fo:border-right="0.74pt solid #000000" fo:border-top="0.37pt solid #000000" fo:border-bottom="0.37pt solid #000000"/>
    </style:style>
    <style:style style:name="ce3" style:family="table-cell">
      <loext:graphic-properties draw:fill="none" draw:textarea-vertical-align="top" fo:padding-top="0cm" fo:padding-bottom="0cm" fo:padding-left="0cm" fo:padding-right="0cm"/>
      <style:paragraph-properties fo:border-left="0.74pt solid #000000" fo:border-right="0.74pt solid #000000" fo:border-top="0.37pt solid #000000" fo:border-bottom="0.74pt solid #000000"/>
    </style:style>
    <style:style style:name="P1" style:family="paragraph">
      <style:paragraph-properties fo:margin-left="0.469cm" fo:margin-right="0.014cm" fo:margin-top="0.035cm" fo:margin-bottom="0cm" fo:line-height="100%" fo:text-align="start" fo:text-indent="0.568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80pt" style:font-size-asian="80pt" style:font-size-complex="80pt"/>
    </style:style>
    <style:style style:name="P3" style:family="paragraph">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hyphenate="false"/>
    </style:style>
    <style:style style:name="P4" style:family="paragraph">
      <style:paragraph-properties fo:text-align="center"/>
    </style:style>
    <style:style style:name="P5"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language="en" fo:country="US" fo:hyphenate="false"/>
    </style:style>
    <style:style style:name="P6" style:family="paragraph">
      <loext:graphic-properties draw:fill-color="#ffffff"/>
    </style:style>
    <style:style style:name="P7" style:family="paragraph">
      <style:paragraph-properties fo:margin-left="0.035cm" fo:margin-right="0cm" fo:margin-top="0.035cm" fo:margin-bottom="0cm" fo:line-height="100%" fo:text-align="start" fo:text-indent="0cm"/>
    </style:style>
    <style:style style:name="P8" style:family="paragraph">
      <loext:graphic-properties draw:fill="none"/>
      <style:paragraph-properties fo:margin-left="0.035cm" fo:margin-right="0cm" fo:margin-top="0.035cm" fo:margin-bottom="0cm" fo:line-height="100%" fo:text-align="start" fo:text-indent="0cm" style:font-independent-line-spacing="true"/>
      <style:text-properties fo:font-size="88pt"/>
    </style:style>
    <style:style style:name="P9" style:family="paragraph">
      <style:paragraph-properties fo:margin-left="0cm" fo:margin-right="0cm" fo:margin-top="0.273cm" fo:margin-bottom="0cm" fo:line-height="100%" fo:text-align="start" fo:text-indent="0cm">
        <style:tab-stops>
          <style:tab-stop style:position="1.515cm"/>
          <style:tab-stop style:position="1.517cm"/>
        </style:tab-stops>
      </style:paragraph-properties>
    </style:style>
    <style:style style:name="P10" style:family="paragraph">
      <style:paragraph-properties fo:margin-left="0cm" fo:margin-right="0cm" fo:margin-top="0.238cm" fo:margin-bottom="0cm" fo:line-height="100%" fo:text-align="start" fo:text-indent="0cm">
        <style:tab-stops>
          <style:tab-stop style:position="1.515cm"/>
          <style:tab-stop style:position="1.517cm"/>
        </style:tab-stops>
      </style:paragraph-properties>
    </style:style>
    <style:style style:name="P11" style:family="paragraph">
      <style:paragraph-properties fo:margin-left="0cm" fo:margin-right="0cm" fo:margin-top="0.24cm" fo:margin-bottom="0cm" fo:line-height="100%" fo:text-align="start" fo:text-indent="0cm">
        <style:tab-stops>
          <style:tab-stop style:position="1.515cm"/>
          <style:tab-stop style:position="1.517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loext:graphic-properties draw:fill="none"/>
      <style:paragraph-properties fo:text-align="start" style:font-independent-line-spacing="true"/>
      <style:text-properties fo:font-size="88pt"/>
    </style:style>
    <style:style style:name="P14" style:family="paragraph">
      <style:paragraph-properties fo:margin-left="0cm" fo:margin-right="0cm" fo:margin-top="0.236cm" fo:margin-bottom="0cm" fo:line-height="100%" fo:text-align="start" fo:text-indent="0cm">
        <style:tab-stops>
          <style:tab-stop style:position="1.515cm"/>
          <style:tab-stop style:position="1.517cm"/>
        </style:tab-stops>
      </style:paragraph-properties>
    </style:style>
    <style:style style:name="P15" style:family="paragraph">
      <style:paragraph-properties fo:margin-left="0cm" fo:margin-right="0cm" fo:margin-top="0.201cm" fo:margin-bottom="0cm" fo:line-height="100%" fo:text-align="start" fo:text-indent="0cm">
        <style:tab-stops>
          <style:tab-stop style:position="1.515cm"/>
          <style:tab-stop style:position="1.517cm"/>
        </style:tab-stops>
      </style:paragraph-properties>
    </style:style>
    <style:style style:name="P16" style:family="paragraph">
      <style:paragraph-properties fo:margin-left="0cm" fo:margin-right="0.014cm" fo:margin-top="0.201cm" fo:margin-bottom="0cm" fo:line-height="100%" fo:text-align="start" fo:text-indent="0cm">
        <style:tab-stops>
          <style:tab-stop style:position="1.515cm"/>
          <style:tab-stop style:position="1.517cm"/>
        </style:tab-stops>
      </style:paragraph-properties>
    </style:style>
    <style:style style:name="P17" style:family="paragraph">
      <style:paragraph-properties fo:margin-left="0cm" fo:margin-right="0.014cm" fo:margin-top="0.198cm" fo:margin-bottom="0cm" fo:line-height="100%" fo:text-align="start" fo:text-indent="0cm">
        <style:tab-stops>
          <style:tab-stop style:position="1.515cm"/>
          <style:tab-stop style:position="1.517cm"/>
        </style:tab-stops>
      </style:paragraph-properties>
    </style:style>
    <style:style style:name="P18" style:family="paragraph">
      <style:paragraph-properties fo:margin-left="0cm" fo:margin-right="0.813cm" fo:margin-top="0.201cm" fo:margin-bottom="0cm" fo:line-height="100%" fo:text-align="start" fo:text-indent="0cm">
        <style:tab-stops>
          <style:tab-stop style:position="1.515cm"/>
          <style:tab-stop style:position="1.517cm"/>
        </style:tab-stops>
      </style:paragraph-properties>
    </style:style>
    <style:style style:name="P19" style:family="paragraph">
      <style:paragraph-properties fo:margin-left="1.517cm" fo:margin-right="0.813cm" fo:margin-top="0.016cm" fo:margin-bottom="0cm" fo:line-height="100%" fo:text-align="start" fo:text-indent="0cm">
        <style:tab-stops>
          <style:tab-stop style:position="1.515cm"/>
          <style:tab-stop style:position="1.517cm"/>
        </style:tab-stops>
      </style:paragraph-properties>
    </style:style>
    <style:style style:name="P20" style:family="paragraph">
      <style:paragraph-properties fo:margin-left="0.898cm" fo:margin-right="0.506cm" fo:margin-top="0.49cm" fo:margin-bottom="0cm" fo:line-height="100%" fo:text-align="start" fo:text-indent="-0.369cm">
        <style:tab-stops>
          <style:tab-stop style:position="0cm"/>
        </style:tab-stops>
      </style:paragraph-properties>
    </style:style>
    <style:style style:name="P21" style:family="paragraph">
      <loext:graphic-properties draw:fill="solid" draw:fill-color="#000000"/>
      <style:paragraph-properties fo:text-align="start" style:font-independent-line-spacing="true"/>
      <style:text-properties fo:font-size="18pt"/>
    </style:style>
    <style:style style:name="P22" style:family="paragraph">
      <style:paragraph-properties fo:margin-left="0cm" fo:margin-right="0cm" fo:margin-top="0.134cm" fo:margin-bottom="0cm" fo:line-height="100%" fo:text-align="start" fo:text-indent="0cm">
        <style:tab-stops>
          <style:tab-stop style:position="0.882cm"/>
        </style:tab-stops>
      </style:paragraph-properties>
    </style:style>
    <style:style style:name="P23" style:family="paragraph">
      <style:paragraph-properties fo:margin-left="0cm" fo:margin-right="0cm" fo:margin-top="0.099cm" fo:margin-bottom="0cm" fo:line-height="100%" fo:text-align="start" fo:text-indent="0cm">
        <style:tab-stops>
          <style:tab-stop style:position="0.882cm"/>
        </style:tab-stops>
      </style:paragraph-properties>
    </style:style>
    <style:style style:name="P24" style:family="paragraph">
      <style:paragraph-properties fo:margin-left="0cm" fo:margin-right="0cm" fo:margin-top="0.101cm" fo:margin-bottom="0cm" fo:line-height="100%" fo:text-align="start" fo:text-indent="0cm">
        <style:tab-stops>
          <style:tab-stop style:position="0.88cm"/>
        </style:tab-stops>
      </style:paragraph-properties>
    </style:style>
    <style:style style:name="P25" style:family="paragraph">
      <style:paragraph-properties fo:margin-left="0cm" fo:margin-right="0cm" fo:margin-top="0.1cm" fo:margin-bottom="0cm" fo:line-height="0.965cm" fo:text-align="start" fo:text-indent="0cm">
        <style:tab-stops>
          <style:tab-stop style:position="0.882cm"/>
        </style:tab-stops>
      </style:paragraph-properties>
    </style:style>
    <style:style style:name="P26" style:family="paragraph">
      <style:paragraph-properties fo:margin-left="0.988cm" fo:margin-right="0cm" fo:margin-top="0cm" fo:margin-bottom="0cm" fo:line-height="0.965cm" fo:text-align="start" fo:text-indent="0cm">
        <style:tab-stops>
          <style:tab-stop style:position="0.882cm"/>
        </style:tab-stops>
      </style:paragraph-properties>
    </style:style>
    <style:style style:name="P27" style:family="paragraph">
      <style:paragraph-properties fo:margin-left="0cm" fo:margin-right="3.528cm" fo:margin-top="0.15cm" fo:margin-bottom="0cm" fo:line-height="0.914cm" fo:text-align="start" fo:text-indent="0cm">
        <style:tab-stops>
          <style:tab-stop style:position="0.882cm"/>
        </style:tab-stops>
      </style:paragraph-properties>
    </style:style>
    <style:style style:name="P28" style:family="paragraph">
      <style:paragraph-properties fo:margin-left="0cm" fo:margin-right="0.014cm" fo:margin-top="0.203cm" fo:margin-bottom="0cm" fo:line-height="0.914cm" fo:text-align="start" fo:text-indent="0cm">
        <style:tab-stops>
          <style:tab-stop style:position="0.882cm"/>
        </style:tab-stops>
      </style:paragraph-properties>
    </style:style>
    <style:style style:name="P29" style:family="paragraph">
      <style:paragraph-properties fo:margin-left="0.035cm" fo:margin-right="0.014cm" fo:margin-top="0.035cm" fo:margin-bottom="0cm" fo:line-height="100%" fo:text-align="start" fo:text-indent="0cm"/>
    </style:style>
    <style:style style:name="P30" style:family="paragraph">
      <style:paragraph-properties fo:margin-left="0cm" fo:margin-right="0cm" fo:margin-top="0.236cm" fo:margin-bottom="0cm" fo:line-height="100%" fo:text-align="start" fo:text-indent="0cm">
        <style:tab-stops>
          <style:tab-stop style:position="0.988cm"/>
        </style:tab-stops>
      </style:paragraph-properties>
    </style:style>
    <style:style style:name="P31" style:family="paragraph">
      <style:paragraph-properties fo:margin-left="0cm" fo:margin-right="0cm" fo:margin-top="0.201cm" fo:margin-bottom="0cm" fo:line-height="100%" fo:text-align="start" fo:text-indent="0cm">
        <style:tab-stops>
          <style:tab-stop style:position="0.988cm"/>
        </style:tab-stops>
      </style:paragraph-properties>
    </style:style>
    <style:style style:name="P32" style:family="paragraph">
      <style:paragraph-properties fo:margin-left="0cm" fo:margin-right="0cm" fo:margin-top="0.201cm" fo:margin-bottom="0cm" fo:line-height="1.014cm" fo:text-align="start" fo:text-indent="0cm">
        <style:tab-stops>
          <style:tab-stop style:position="0.988cm"/>
        </style:tab-stops>
      </style:paragraph-properties>
    </style:style>
    <style:style style:name="P33" style:family="paragraph">
      <style:paragraph-properties fo:margin-left="0.988cm" fo:margin-right="0cm" fo:margin-top="0cm" fo:margin-bottom="0cm" fo:line-height="1.014cm" fo:text-align="start" fo:text-indent="0cm">
        <style:tab-stops>
          <style:tab-stop style:position="0.988cm"/>
        </style:tab-stops>
      </style:paragraph-properties>
    </style:style>
    <style:style style:name="P34" style:family="paragraph">
      <style:paragraph-properties fo:margin-left="0.035cm" fo:margin-right="0cm" fo:margin-top="0.035cm" fo:margin-bottom="0cm" fo:line-height="1.014cm" fo:text-align="start" fo:text-indent="0cm"/>
    </style:style>
    <style:style style:name="P35" style:family="paragraph">
      <style:paragraph-properties fo:margin-left="0.986cm" fo:margin-right="0cm" fo:margin-top="0cm" fo:margin-bottom="0cm" fo:line-height="1.014cm" fo:text-align="start" fo:text-indent="0cm"/>
    </style:style>
    <style:style style:name="P36" style:family="paragraph">
      <style:paragraph-properties fo:margin-left="2.097cm" fo:margin-right="0.014cm" fo:margin-top="0.201cm" fo:margin-bottom="0cm" fo:line-height="100%" fo:text-align="start" fo:text-indent="-0.793cm">
        <style:tab-stops>
          <style:tab-stop style:position="0cm"/>
        </style:tab-stops>
      </style:paragraph-properties>
    </style:style>
    <style:style style:name="P37" style:family="paragraph">
      <style:paragraph-properties fo:margin-left="0cm" fo:margin-right="0cm" fo:margin-top="0.236cm" fo:margin-bottom="0cm" fo:line-height="100%" fo:text-align="start" fo:text-indent="0cm">
        <style:tab-stops>
          <style:tab-stop style:position="0.882cm"/>
        </style:tab-stops>
      </style:paragraph-properties>
    </style:style>
    <style:style style:name="P38" style:family="paragraph">
      <style:paragraph-properties fo:margin-left="0cm" fo:margin-right="0.794cm" fo:margin-top="0.201cm" fo:margin-bottom="0cm" fo:line-height="100%" fo:text-align="start" fo:text-indent="0cm">
        <style:tab-stops>
          <style:tab-stop style:position="0.882cm"/>
        </style:tab-stops>
      </style:paragraph-properties>
    </style:style>
    <style:style style:name="P39" style:family="paragraph">
      <style:paragraph-properties fo:margin-left="0.986cm" fo:margin-right="0.014cm" fo:margin-top="0.035cm" fo:margin-bottom="0cm" fo:line-height="100%" fo:text-align="start" fo:text-indent="-0.952cm">
        <style:tab-stops>
          <style:tab-stop style:position="0cm"/>
        </style:tab-stops>
      </style:paragraph-properties>
    </style:style>
    <style:style style:name="P40" style:family="paragraph">
      <style:paragraph-properties fo:margin-left="0.004cm" fo:margin-right="0cm" fo:margin-top="0.132cm" fo:margin-bottom="0cm" fo:line-height="100%" fo:text-align="center" fo:text-indent="0cm"/>
    </style:style>
    <style:style style:name="P41" style:family="paragraph">
      <style:paragraph-properties fo:margin-left="0.282cm" fo:margin-right="0cm" fo:margin-top="0.135cm" fo:margin-bottom="0cm" fo:line-height="100%" fo:text-align="start" fo:text-indent="0cm"/>
    </style:style>
    <style:style style:name="P42" style:family="paragraph">
      <loext:graphic-properties draw:fill="bitmap" draw:fill-image-name="msFillBitmap_20_2" style:repeat="stretch"/>
      <style:paragraph-properties fo:text-align="start" style:font-independent-line-spacing="true"/>
      <style:text-properties fo:font-size="18pt"/>
    </style:style>
    <style:style style:name="P43" style:family="paragraph">
      <style:paragraph-properties fo:margin-top="0.131cm" fo:margin-bottom="0cm" fo:line-height="100%" fo:text-align="center"/>
    </style:style>
    <style:style style:name="P44" style:family="paragraph">
      <style:paragraph-properties fo:margin-left="0.272cm" fo:margin-right="0cm" fo:margin-top="0.132cm" fo:margin-bottom="0cm" fo:line-height="100%" fo:text-align="start" fo:text-indent="0cm"/>
    </style:style>
    <style:style style:name="P45" style:family="paragraph">
      <style:paragraph-properties fo:margin-left="0cm" fo:margin-right="0cm" fo:margin-top="0.035cm" fo:margin-bottom="0cm" fo:line-height="1.014cm" fo:text-align="start" fo:text-indent="0cm">
        <style:tab-stops>
          <style:tab-stop style:position="0.988cm"/>
        </style:tab-stops>
      </style:paragraph-properties>
    </style:style>
    <style:style style:name="P46" style:family="paragraph">
      <style:paragraph-properties fo:margin-left="0.986cm" fo:margin-right="0cm" fo:margin-top="0cm" fo:margin-bottom="0cm" fo:line-height="1.014cm" fo:text-align="start" fo:text-indent="0cm">
        <style:tab-stops>
          <style:tab-stop style:position="0.988cm"/>
        </style:tab-stops>
      </style:paragraph-properties>
    </style:style>
    <style:style style:name="P47" style:family="paragraph">
      <style:paragraph-properties fo:margin-left="0cm" fo:margin-right="0.014cm" fo:margin-top="0.25cm" fo:margin-bottom="0cm" fo:line-height="0.995cm" fo:text-align="start" fo:text-indent="0cm">
        <style:tab-stops>
          <style:tab-stop style:position="0.988cm"/>
        </style:tab-stops>
      </style:paragraph-properties>
    </style:style>
    <style:style style:name="P48" style:family="paragraph">
      <style:paragraph-properties fo:margin-left="0cm" fo:margin-right="0.014cm" fo:margin-top="0.191cm" fo:margin-bottom="0cm" fo:line-height="100%" fo:text-align="start" fo:text-indent="0cm">
        <style:tab-stops>
          <style:tab-stop style:position="0.988cm"/>
        </style:tab-stops>
      </style:paragraph-properties>
    </style:style>
    <style:style style:name="P49" style:family="paragraph">
      <style:paragraph-properties fo:margin-left="0cm" fo:margin-right="0.014cm" fo:margin-top="0.201cm" fo:margin-bottom="0cm" fo:line-height="100%" fo:text-align="start" fo:text-indent="0cm">
        <style:tab-stops>
          <style:tab-stop style:position="0.988cm"/>
        </style:tab-stops>
      </style:paragraph-properties>
    </style:style>
    <style:style style:name="P50" style:family="paragraph">
      <style:paragraph-properties fo:margin-left="0cm" fo:margin-right="0cm" fo:margin-top="0.134cm" fo:margin-bottom="0cm" fo:line-height="100%" fo:text-align="start" fo:text-indent="0cm">
        <style:tab-stops>
          <style:tab-stop style:position="0.988cm"/>
        </style:tab-stops>
      </style:paragraph-properties>
    </style:style>
    <style:style style:name="P51" style:family="paragraph">
      <style:paragraph-properties fo:margin-left="0cm" fo:margin-right="0cm" fo:margin-top="0.099cm" fo:margin-bottom="0cm" fo:line-height="100%" fo:text-align="start" fo:text-indent="0cm">
        <style:tab-stops>
          <style:tab-stop style:position="0.988cm"/>
        </style:tab-stops>
      </style:paragraph-properties>
    </style:style>
    <style:style style:name="P52" style:family="paragraph">
      <style:paragraph-properties fo:margin-left="0cm" fo:margin-right="0cm" fo:margin-top="0.101cm" fo:margin-bottom="0cm" fo:line-height="100%" fo:text-align="start" fo:text-indent="0cm">
        <style:tab-stops>
          <style:tab-stop style:position="0.988cm"/>
        </style:tab-stops>
      </style:paragraph-properties>
    </style:style>
    <style:style style:name="P53" style:family="paragraph">
      <style:paragraph-properties fo:margin-left="0cm" fo:margin-right="0cm" fo:margin-top="0.1cm" fo:margin-bottom="0cm" fo:line-height="100%" fo:text-align="start" fo:text-indent="0cm">
        <style:tab-stops>
          <style:tab-stop style:position="2.099cm"/>
        </style:tab-stops>
      </style:paragraph-properties>
    </style:style>
    <style:style style:name="P54" style:family="paragraph">
      <style:paragraph-properties fo:margin-left="0cm" fo:margin-right="0cm" fo:margin-top="0.099cm" fo:margin-bottom="0cm" fo:line-height="100%" fo:text-align="start" fo:text-indent="0cm">
        <style:tab-stops>
          <style:tab-stop style:position="2.099cm"/>
        </style:tab-stops>
      </style:paragraph-properties>
    </style:style>
    <style:style style:name="P55" style:family="paragraph">
      <style:paragraph-properties fo:margin-left="0cm" fo:margin-right="0cm" fo:margin-top="0.101cm" fo:margin-bottom="0cm" fo:line-height="100%" fo:text-align="start" fo:text-indent="0cm">
        <style:tab-stops>
          <style:tab-stop style:position="2.099cm"/>
        </style:tab-stops>
      </style:paragraph-properties>
    </style:style>
    <style:style style:name="P56" style:family="paragraph">
      <style:paragraph-properties fo:margin-left="0cm" fo:margin-right="0cm" fo:margin-top="0.102cm" fo:margin-bottom="0cm" fo:line-height="100%" fo:text-align="start" fo:text-indent="0cm">
        <style:tab-stops>
          <style:tab-stop style:position="0.988cm"/>
        </style:tab-stops>
      </style:paragraph-properties>
    </style:style>
    <style:style style:name="P57" style:family="paragraph">
      <loext:graphic-properties draw:fill="bitmap" draw:fill-image-name="msFillBitmap_20_9" style:repeat="stretch"/>
      <style:paragraph-properties fo:text-align="start" style:font-independent-line-spacing="true"/>
      <style:text-properties fo:font-size="18pt"/>
    </style:style>
    <style:style style:name="P58" style:family="paragraph">
      <style:paragraph-properties fo:margin-left="0cm" fo:margin-right="0.014cm" fo:margin-top="0.198cm" fo:margin-bottom="0cm" fo:line-height="100%" fo:text-align="start" fo:text-indent="0cm">
        <style:tab-stops>
          <style:tab-stop style:position="0.988cm"/>
        </style:tab-stops>
      </style:paragraph-properties>
    </style:style>
    <style:style style:name="P59" style:family="paragraph">
      <loext:graphic-properties draw:fill="bitmap" draw:fill-image-name="msFillBitmap_20_10" style:repeat="stretch"/>
      <style:paragraph-properties fo:text-align="start" style:font-independent-line-spacing="true"/>
      <style:text-properties fo:font-size="18pt"/>
    </style:style>
    <style:style style:name="P60" style:family="paragraph">
      <loext:graphic-properties draw:fill="bitmap" draw:fill-image-name="msFillBitmap_20_11" style:repeat="stretch"/>
      <style:paragraph-properties fo:text-align="start" style:font-independent-line-spacing="true"/>
      <style:text-properties fo:font-size="18pt"/>
    </style:style>
    <style:style style:name="P61" style:family="paragraph">
      <style:paragraph-properties fo:margin-left="0cm" fo:margin-right="0cm" fo:margin-top="0.035cm" fo:margin-bottom="0cm" fo:line-height="100%" fo:text-align="start" fo:text-indent="0cm">
        <style:tab-stops>
          <style:tab-stop style:position="0.988cm"/>
        </style:tab-stops>
      </style:paragraph-properties>
    </style:style>
    <style:style style:name="P62" style:family="paragraph">
      <style:paragraph-properties fo:margin-left="0.988cm" fo:margin-right="0cm" fo:margin-top="0.016cm" fo:margin-bottom="0cm" fo:line-height="100%" fo:text-align="start" fo:text-indent="0cm">
        <style:tab-stops>
          <style:tab-stop style:position="0.988cm"/>
        </style:tab-stops>
      </style:paragraph-properties>
    </style:style>
    <style:style style:name="P63" style:family="paragraph">
      <style:paragraph-properties fo:margin-left="0cm" fo:margin-right="0cm" fo:margin-top="0.182cm" fo:margin-bottom="0cm" fo:line-height="100%" fo:text-align="start" fo:text-indent="0cm">
        <style:tab-stops>
          <style:tab-stop style:position="0.988cm"/>
        </style:tab-stops>
      </style:paragraph-properties>
    </style:style>
    <style:style style:name="P64" style:family="paragraph">
      <style:paragraph-properties fo:margin-left="0.988cm" fo:margin-right="0cm" fo:margin-top="0.018cm" fo:margin-bottom="0cm" fo:line-height="100%" fo:text-align="start" fo:text-indent="0cm">
        <style:tab-stops>
          <style:tab-stop style:position="0.988cm"/>
        </style:tab-stops>
      </style:paragraph-properties>
    </style:style>
    <style:style style:name="P65" style:family="paragraph">
      <loext:graphic-properties draw:fill="bitmap" draw:fill-image-name="msFillBitmap_20_12" style:repeat="stretch"/>
      <style:paragraph-properties fo:text-align="start" style:font-independent-line-spacing="true"/>
      <style:text-properties fo:font-size="18pt"/>
    </style:style>
    <style:style style:name="P66" style:family="paragraph">
      <style:paragraph-properties fo:margin-left="0.035cm" fo:margin-right="0cm" fo:margin-top="0.034cm" fo:margin-bottom="0cm" fo:line-height="100%" fo:text-align="start" fo:text-indent="0cm"/>
    </style:style>
    <style:style style:name="P67" style:family="paragraph">
      <style:paragraph-properties fo:margin-left="0.035cm" fo:margin-right="0cm" fo:margin-top="0.406cm" fo:margin-bottom="0cm" fo:line-height="100%" fo:text-align="start" fo:text-indent="0cm"/>
    </style:style>
    <style:style style:name="P68" style:family="paragraph">
      <style:paragraph-properties fo:margin-left="0cm" fo:margin-right="0cm" fo:margin-top="0.035cm" fo:margin-bottom="0cm" fo:line-height="0.908cm" fo:text-align="start" fo:text-indent="0cm">
        <style:tab-stops>
          <style:tab-stop style:position="0.988cm"/>
        </style:tab-stops>
      </style:paragraph-properties>
    </style:style>
    <style:style style:name="P69" style:family="paragraph">
      <style:paragraph-properties fo:margin-left="0cm" fo:margin-right="0cm" fo:margin-top="0cm" fo:margin-bottom="0cm" fo:line-height="0.908cm" fo:text-align="start" fo:text-indent="0cm">
        <style:tab-stops>
          <style:tab-stop style:position="0.988cm"/>
        </style:tab-stops>
      </style:paragraph-properties>
    </style:style>
    <style:style style:name="P70" style:family="paragraph">
      <style:paragraph-properties fo:margin-left="0cm" fo:margin-right="0cm" fo:margin-top="0cm" fo:margin-bottom="0cm" fo:line-height="1.009cm" fo:text-align="start" fo:text-indent="0cm">
        <style:tab-stops>
          <style:tab-stop style:position="0.988cm"/>
        </style:tab-stops>
      </style:paragraph-properties>
    </style:style>
    <style:style style:name="P71" style:family="paragraph">
      <style:paragraph-properties fo:margin-left="0cm" fo:margin-right="0cm" fo:margin-top="0cm" fo:margin-bottom="0cm" fo:line-height="1.007cm" fo:text-align="start" fo:text-indent="0cm">
        <style:tab-stops>
          <style:tab-stop style:position="0.988cm"/>
        </style:tab-stops>
      </style:paragraph-properties>
    </style:style>
    <style:style style:name="P72" style:family="paragraph">
      <style:paragraph-properties fo:margin-left="0cm" fo:margin-right="0cm" fo:margin-top="0cm" fo:margin-bottom="0cm" fo:line-height="1.014cm" fo:text-align="start" fo:text-indent="0cm">
        <style:tab-stops>
          <style:tab-stop style:position="0.988cm"/>
        </style:tab-stops>
      </style:paragraph-properties>
    </style:style>
    <style:style style:name="P73" style:family="paragraph">
      <style:paragraph-properties fo:margin-left="0.035cm" fo:margin-right="0cm" fo:margin-top="0cm" fo:margin-bottom="0cm" fo:line-height="1.014cm" fo:text-align="start" fo:text-indent="0cm">
        <style:tab-stops>
          <style:tab-stop style:position="0.988cm"/>
        </style:tab-stops>
      </style:paragraph-properties>
    </style:style>
    <style:style style:name="P74" style:family="paragraph">
      <loext:graphic-properties draw:fill="bitmap" draw:fill-image-name="msFillBitmap_20_13" style:repeat="stretch"/>
      <style:paragraph-properties fo:text-align="start" style:font-independent-line-spacing="true"/>
      <style:text-properties fo:font-size="18pt"/>
    </style:style>
    <style:style style:name="P75" style:family="paragraph">
      <style:paragraph-properties fo:margin-left="0cm" fo:margin-right="1.274cm" fo:margin-top="0.215cm" fo:margin-bottom="0cm" fo:line-height="0.914cm" fo:text-align="start" fo:text-indent="0cm">
        <style:tab-stops>
          <style:tab-stop style:position="2.099cm"/>
        </style:tab-stops>
      </style:paragraph-properties>
    </style:style>
    <style:style style:name="P76" style:family="paragraph">
      <style:paragraph-properties fo:margin-left="0cm" fo:margin-right="1.274cm" fo:margin-top="0.085cm" fo:margin-bottom="0cm" fo:line-height="100%" fo:text-align="start" fo:text-indent="0cm">
        <style:tab-stops>
          <style:tab-stop style:position="0.988cm"/>
        </style:tab-stops>
      </style:paragraph-properties>
    </style:style>
    <style:style style:name="P77" style:family="paragraph">
      <style:paragraph-properties fo:margin-left="0cm" fo:margin-right="1.274cm" fo:margin-top="0.099cm" fo:margin-bottom="0cm" fo:line-height="100%" fo:text-align="start" fo:text-indent="0cm">
        <style:tab-stops>
          <style:tab-stop style:position="2.099cm"/>
        </style:tab-stops>
      </style:paragraph-properties>
    </style:style>
    <style:style style:name="P78" style:family="paragraph">
      <style:paragraph-properties fo:margin-left="0cm" fo:margin-right="0.014cm" fo:margin-top="0.215cm" fo:margin-bottom="0cm" fo:line-height="0.914cm" fo:text-align="start" fo:text-indent="0cm">
        <style:tab-stops>
          <style:tab-stop style:position="2.099cm"/>
        </style:tab-stops>
      </style:paragraph-properties>
    </style:style>
    <style:style style:name="P79" style:family="paragraph">
      <style:paragraph-properties fo:margin-left="0cm" fo:margin-right="0.014cm" fo:margin-top="0.088cm" fo:margin-bottom="0cm" fo:line-height="100%" fo:text-align="start" fo:text-indent="0cm">
        <style:tab-stops>
          <style:tab-stop style:position="2.099cm"/>
        </style:tab-stops>
      </style:paragraph-properties>
    </style:style>
    <style:style style:name="P80" style:family="paragraph">
      <style:paragraph-properties fo:margin-left="0cm" fo:margin-right="0cm" fo:margin-top="0.273cm" fo:margin-bottom="0cm" fo:line-height="100%" fo:text-align="start" fo:text-indent="0cm">
        <style:tab-stops>
          <style:tab-stop style:position="0.988cm"/>
        </style:tab-stops>
      </style:paragraph-properties>
    </style:style>
    <style:style style:name="P81" style:family="paragraph">
      <style:paragraph-properties fo:margin-left="0cm" fo:margin-right="0cm" fo:margin-top="0.24cm" fo:margin-bottom="0cm" fo:line-height="100%" fo:text-align="start" fo:text-indent="0cm">
        <style:tab-stops>
          <style:tab-stop style:position="2.099cm"/>
        </style:tab-stops>
      </style:paragraph-properties>
    </style:style>
    <style:style style:name="P82" style:family="paragraph">
      <style:paragraph-properties fo:margin-left="0cm" fo:margin-right="0cm" fo:margin-top="0.238cm" fo:margin-bottom="0cm" fo:line-height="100%" fo:text-align="start" fo:text-indent="0cm">
        <style:tab-stops>
          <style:tab-stop style:position="0.988cm"/>
        </style:tab-stops>
      </style:paragraph-properties>
    </style:style>
    <style:style style:name="P83" style:family="paragraph">
      <style:paragraph-properties fo:margin-left="0cm" fo:margin-right="0cm" fo:margin-top="0.24cm" fo:margin-bottom="0cm" fo:line-height="100%" fo:text-align="start" fo:text-indent="0cm">
        <style:tab-stops>
          <style:tab-stop style:position="0.988cm"/>
        </style:tab-stops>
      </style:paragraph-properties>
    </style:style>
    <style:style style:name="P84" style:family="paragraph">
      <style:paragraph-properties fo:margin-left="0cm" fo:margin-right="0cm" fo:margin-top="0.236cm" fo:margin-bottom="0cm" fo:line-height="100%" fo:text-align="start" fo:text-indent="0cm">
        <style:tab-stops>
          <style:tab-stop style:position="2.099cm"/>
        </style:tab-stops>
      </style:paragraph-properties>
    </style:style>
    <style:style style:name="P85" style:family="paragraph">
      <style:paragraph-properties fo:margin-left="0cm" fo:margin-right="0cm" fo:margin-top="0.238cm" fo:margin-bottom="0cm" fo:line-height="100%" fo:text-align="start" fo:text-indent="0cm">
        <style:tab-stops>
          <style:tab-stop style:position="2.099cm"/>
        </style:tab-stops>
      </style:paragraph-properties>
    </style:style>
    <style:style style:name="P86" style:family="paragraph">
      <style:paragraph-properties fo:margin-left="0cm" fo:margin-right="3.715cm" fo:margin-top="0.24cm" fo:margin-bottom="0cm" fo:line-height="79%" fo:text-align="start" fo:text-indent="0cm">
        <style:tab-stops>
          <style:tab-stop style:position="1.092cm"/>
          <style:tab-stop style:position="1.094cm"/>
        </style:tab-stops>
      </style:paragraph-properties>
    </style:style>
    <style:style style:name="P87" style:family="paragraph">
      <style:paragraph-properties fo:margin-left="0cm" fo:margin-right="0.051cm" fo:margin-top="0.205cm" fo:margin-bottom="0cm" fo:line-height="79%" fo:text-align="start" fo:text-indent="0cm">
        <style:tab-stops>
          <style:tab-stop style:position="1.092cm"/>
          <style:tab-stop style:position="1.094cm"/>
        </style:tab-stops>
      </style:paragraph-properties>
    </style:style>
    <style:style style:name="P88" style:family="paragraph">
      <style:paragraph-properties fo:margin-left="0cm" fo:margin-right="1.476cm" fo:margin-top="0.205cm" fo:margin-bottom="0cm" fo:line-height="79%" fo:text-align="start" fo:text-indent="0cm">
        <style:tab-stops>
          <style:tab-stop style:position="1.092cm"/>
          <style:tab-stop style:position="1.094cm"/>
        </style:tab-stops>
      </style:paragraph-properties>
    </style:style>
    <style:style style:name="P89" style:family="paragraph">
      <style:paragraph-properties fo:margin-left="0cm" fo:margin-right="0.014cm" fo:margin-top="0.205cm" fo:margin-bottom="0cm" fo:line-height="79%" fo:text-align="start" fo:text-indent="0cm">
        <style:tab-stops>
          <style:tab-stop style:position="1.092cm"/>
          <style:tab-stop style:position="1.094cm"/>
        </style:tab-stops>
      </style:paragraph-properties>
    </style:style>
    <style:style style:name="P90" style:family="paragraph">
      <style:paragraph-properties fo:margin-left="0cm" fo:margin-right="0.014cm" fo:margin-top="0cm" fo:margin-bottom="0cm" fo:line-height="1.014cm" fo:text-align="start" fo:text-indent="0cm">
        <style:tab-stops>
          <style:tab-stop style:position="1.092cm"/>
          <style:tab-stop style:position="1.094cm"/>
        </style:tab-stops>
      </style:paragraph-properties>
    </style:style>
    <style:style style:name="P91" style:family="paragraph">
      <loext:graphic-properties draw:fill="none" draw:fill-color="#ffffff"/>
      <style:text-properties fo:color="#ce181e" fo:font-size="40pt" fo:text-shadow="1pt 1pt" fo:font-weight="bold" style:font-size-asian="40pt" style:font-weight-asian="bold" style:font-size-complex="40pt" style:font-weight-complex="bold"/>
    </style:style>
    <style:style style:name="T1" style:family="text">
      <style:text-properties fo:font-variant="normal" fo:text-transform="none" fo:color="#fb0127" style:text-line-through-style="none" style:text-line-through-type="none" style:text-position="0% 100%" style:font-name="Times New Roman" fo:font-size="80pt" fo:letter-spacing="-0.001cm" fo:font-style="normal" style:text-underline-style="none" fo:font-weight="bold" style:font-size-asian="80pt" style:font-style-asian="normal" style:font-weight-asian="bold" style:font-name-complex="Times New Roman" style:font-size-complex="80pt" style:font-style-complex="normal" style:font-weight-complex="bold"/>
    </style:style>
    <style:style style:name="T2" style:family="text">
      <style:text-properties fo:font-variant="normal" fo:text-transform="none" fo:color="#fb0127" style:text-line-through-style="none" style:text-line-through-type="none" style:text-position="0% 100%" style:font-name="Times New Roman" fo:font-size="80pt" fo:letter-spacing="normal" fo:font-style="normal" style:text-underline-style="none" fo:font-weight="bold" style:font-size-asian="80pt" style:font-style-asian="normal" style:font-weight-asian="bold" style:font-name-complex="Times New Roman" style:font-size-complex="80pt" style:font-style-complex="normal" style:font-weight-complex="bold"/>
    </style:style>
    <style:style style:name="T3" style:family="text">
      <style:text-properties fo:font-variant="normal" fo:text-transform="none" fo:color="#fb0127" style:text-line-through-style="none" style:text-line-through-type="none" style:text-position="0% 100%" style:font-name="Times New Roman" fo:font-size="80pt" fo:letter-spacing="-0.029cm" fo:font-style="normal" style:text-underline-style="none" fo:font-weight="bold" style:font-size-asian="80pt" style:font-style-asian="normal" style:font-weight-asian="bold" style:font-name-complex="Times New Roman" style:font-size-complex="80pt" style:font-style-complex="normal" style:font-weight-complex="bold"/>
    </style:style>
    <style:style style:name="T4" style:family="text">
      <style:text-properties fo:font-size="28pt" fo:language="en" fo:country="US" style:font-size-asian="32pt" style:font-size-complex="32pt"/>
    </style:style>
    <style:style style:name="T5" style:family="text">
      <style:text-properties fo:font-variant="normal" fo:text-transform="none" fo:color="#fb0127" style:text-line-through-style="none" style:text-line-through-type="none" style:text-position="0% 100%" style:font-name="Times New Roman" fo:font-size="36pt" fo:letter-spacing="normal"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6" style:family="text">
      <style:text-properties fo:font-variant="normal" fo:text-transform="none" style:text-line-through-style="none" style:text-line-through-type="none" style:text-position="0% 100%" style:font-name="Times New Roman" fo:font-size="28pt" fo:letter-spacing="-0.001cm"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7" style:family="text">
      <style:text-properties fo:font-variant="normal" fo:text-transform="none" style:text-line-through-style="none" style:text-line-through-type="none" style:text-position="0% 100%" style:font-name="Times New Roman" fo:font-size="28pt" fo:letter-spacing="-0.004cm"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8" style:family="text">
      <style:text-properties fo:font-variant="normal" fo:text-transform="none" style:text-line-through-style="none" style:text-line-through-type="none" style:text-position="0% 100%" style:font-name="Times New Roman" fo:font-size="28pt" fo:letter-spacing="-0.018cm"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9" style:family="text">
      <style:text-properties fo:font-variant="normal" fo:text-transform="none" style:text-line-through-style="none" style:text-line-through-type="none" style:text-position="0% 100%" style:font-name="Times New Roman" fo:font-size="28pt" fo:letter-spacing="-0.006cm"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0" style:family="text">
      <style:text-properties fo:font-variant="normal" fo:text-transform="none" fo:color="#fb0127" style:text-line-through-style="none" style:text-line-through-type="none" style:text-position="0% 100%" style:font-name="Times New Roman" fo:font-size="36pt" fo:letter-spacing="-0.031cm"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11" style:family="text">
      <style:text-properties fo:font-variant="normal" fo:text-transform="none" style:text-line-through-style="none" style:text-line-through-type="none" style:text-position="0% 100%" style:font-name="Times New Roman" fo:font-size="24pt" fo:letter-spacing="-0.001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2" style:family="text">
      <style:text-properties fo:font-variant="normal" fo:text-transform="none"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3" style:family="text">
      <style:text-properties fo:font-variant="normal" fo:text-transform="none" style:text-line-through-style="none" style:text-line-through-type="none" style:text-position="0% 100%" style:font-name="Times New Roman" fo:font-size="24pt" fo:letter-spacing="-0.017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4" style:family="text">
      <style:text-properties fo:font-variant="normal" fo:text-transform="none" style:text-line-through-style="none" style:text-line-through-type="none" style:text-position="0% 100%" style:font-name="Times New Roman" fo:font-size="24pt" fo:letter-spacing="-0.006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style:text-line-through-style="none" style:text-line-through-type="none" style:text-position="0% 100%" style:font-name="Times New Roman" fo:font-size="24pt" fo:letter-spacing="-0.004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6" style:family="text">
      <style:text-properties fo:font-variant="normal" fo:text-transform="none" style:text-line-through-style="none" style:text-line-through-type="none" style:text-position="0% 100%" style:font-name="Times New Roman" fo:font-size="24pt" fo:letter-spacing="-0.029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7" style:family="text">
      <style:text-properties fo:font-variant="normal" fo:text-transform="none" style:text-line-through-style="none" style:text-line-through-type="none" style:text-position="0% 100%" style:font-name="Symbol" fo:font-size="24pt" fo:letter-spacing="normal" fo:font-style="normal" style:text-underline-style="none" fo:font-weight="normal" style:font-size-asian="24pt" style:font-style-asian="normal" style:font-weight-asian="normal" style:font-name-complex="Symbol" style:font-size-complex="24pt" style:font-style-complex="normal" style:font-weight-complex="normal"/>
    </style:style>
    <style:style style:name="T18"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9" style:family="text">
      <style:text-properties fo:font-variant="normal" fo:text-transform="none" style:text-line-through-style="none" style:text-line-through-type="none" style:text-position="0% 100%" style:font-name="Arial" fo:font-size="18pt" fo:letter-spacing="-0.001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0" style:family="text">
      <style:text-properties fo:font-variant="normal" fo:text-transform="none" fo:color="#fb0127" style:text-line-through-style="none" style:text-line-through-type="none" style:text-position="0% 100%" style:font-name="Times New Roman" fo:font-size="36pt" fo:letter-spacing="-0.001cm"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21" style:family="text">
      <style:text-properties fo:font-variant="normal" fo:text-transform="none" fo:color="#fb0127" style:text-line-through-style="none" style:text-line-through-type="none" style:text-position="0% 100%" style:font-name="Times New Roman" fo:font-size="36pt" fo:letter-spacing="-0.029cm"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22" style:family="text">
      <style:text-properties fo:font-variant="normal" fo:text-transform="none" style:text-line-through-style="none" style:text-line-through-type="none" style:text-position="0% 100%" style:font-name="Times New Roman" fo:font-size="24pt" fo:letter-spacing="-0.003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3" style:family="text">
      <style:text-properties fo:font-variant="normal" fo:text-transform="none" style:text-line-through-style="none" style:text-line-through-type="none" style:text-position="0% 100%" style:font-name="Times New Roman" fo:font-size="24pt" fo:letter-spacing="-0.01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4" style:family="text">
      <style:text-properties fo:font-variant="normal" fo:text-transform="none" style:text-line-through-style="none" style:text-line-through-type="none" style:text-position="0% 100%" style:font-name="Times New Roman" fo:font-size="24pt" fo:letter-spacing="-0.025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5" style:family="text">
      <style:text-properties fo:font-variant="normal" fo:text-transform="none" style:text-line-through-style="none" style:text-line-through-type="none" style:text-position="24% 58%"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6" style:family="text">
      <style:text-properties fo:font-variant="normal" fo:text-transform="none" style:text-line-through-style="none" style:text-line-through-type="none" style:text-position="0% 100%" style:font-name="Times New Roman" fo:font-size="24pt" fo:letter-spacing="-0.013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7" style:family="text">
      <style:text-properties fo:font-variant="normal" fo:text-transform="none" style:text-line-through-style="none" style:text-line-through-type="none" style:text-position="0% 100%" style:font-name="Arial" fo:font-size="10pt" fo:letter-spacing="-0.001cm"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28" style:family="text">
      <style:text-properties fo:font-variant="normal" fo:text-transform="none"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29" style:family="text">
      <style:text-properties fo:font-variant="normal" fo:text-transform="none" style:text-line-through-style="none" style:text-line-through-type="none" style:text-position="0% 100%" style:font-name="Arial" fo:font-size="10pt" fo:letter-spacing="-0.003cm"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30" style:family="text">
      <style:text-properties fo:font-variant="normal" fo:text-transform="none" style:text-line-through-style="none" style:text-line-through-type="none" style:text-position="0% 100%" style:font-name="Arial" fo:font-size="10pt" fo:letter-spacing="-0.029cm"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31" style:family="text">
      <style:text-properties fo:font-variant="normal" fo:text-transform="none" fo:color="#fb0127" style:text-line-through-style="none" style:text-line-through-type="none" style:text-position="0% 100%" style:font-name="Times New Roman" fo:font-size="36pt" fo:letter-spacing="-0.024cm"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32" style:family="text">
      <style:text-properties fo:font-variant="normal" fo:text-transform="none" fo:color="#053ce8" style:text-line-through-style="none" style:text-line-through-type="none" style:text-position="0% 100%"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33" style:family="text">
      <style:text-properties fo:font-variant="normal" fo:text-transform="none" fo:color="#053ce8" style:text-line-through-style="none" style:text-line-through-type="none" style:text-position="0% 100%" style:font-name="Times New Roman" fo:font-size="24pt" fo:letter-spacing="-0.001cm"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34" style:family="text">
      <style:text-properties fo:font-variant="normal" fo:text-transform="none" fo:color="#053ce8"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35" style:family="text">
      <style:text-properties fo:font-variant="normal" fo:text-transform="none" fo:color="#053ce8" style:text-line-through-style="none" style:text-line-through-type="none" style:text-position="0% 100%" style:font-name="Times New Roman" fo:font-size="24pt" fo:letter-spacing="-0.006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36" style:family="text">
      <style:text-properties fo:font-variant="normal" fo:text-transform="none" fo:color="#053ce8" style:text-line-through-style="none" style:text-line-through-type="none" style:text-position="0% 100%" style:font-name="Times New Roman" fo:font-size="24pt" fo:letter-spacing="-0.001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37" style:family="text">
      <style:text-properties fo:font-variant="normal" fo:text-transform="none" fo:color="#053ce8" style:text-line-through-style="none" style:text-line-through-type="none" style:text-position="0% 100%" style:font-name="Times New Roman" fo:font-size="24pt" fo:letter-spacing="-0.033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38" style:family="text">
      <style:text-properties fo:font-variant="normal" fo:text-transform="none" fo:color="#053ce8" style:text-line-through-style="none" style:text-line-through-type="none" style:text-position="0% 100%" style:font-name="Times New Roman" fo:font-size="24pt" fo:letter-spacing="-0.004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39" style:family="text">
      <style:text-properties fo:font-variant="normal" fo:text-transform="none" style:text-line-through-style="none" style:text-line-through-type="none" style:text-position="0% 100%" style:font-name="Times New Roman" fo:font-size="24pt" fo:letter-spacing="-0.027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40" style:family="text">
      <style:text-properties fo:font-variant="normal" fo:text-transform="none" fo:color="#053ce8" style:text-line-through-style="none" style:text-line-through-type="none" style:text-position="0% 100%" style:font-name="Times New Roman" fo:font-size="24pt" fo:letter-spacing="-0.022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41" style:family="text">
      <style:text-properties fo:font-variant="normal" fo:text-transform="none" fo:color="#053ce8" style:text-line-through-style="none" style:text-line-through-type="none" style:text-position="0% 100%" style:font-name="Times New Roman" fo:font-size="24pt" fo:letter-spacing="-0.039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42" style:family="text">
      <style:text-properties fo:font-variant="normal" fo:text-transform="none" fo:color="#053ce8" style:text-line-through-style="none" style:text-line-through-type="none" style:text-position="0% 100%" style:font-name="Times New Roman" fo:font-size="24pt" fo:letter-spacing="-0.015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43" style:family="text">
      <style:text-properties fo:font-variant="normal" fo:text-transform="none"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44" style:family="text">
      <style:text-properties fo:font-variant="normal" fo:text-transform="none" style:text-line-through-style="none" style:text-line-through-type="none" style:text-position="0% 100%" style:font-name="Times New Roman" fo:font-size="18pt" fo:letter-spacing="-0.001cm"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45" style:family="text">
      <style:text-properties fo:font-variant="normal" fo:text-transform="none" style:text-line-through-style="none" style:text-line-through-type="none" style:text-position="-23% 58%" style:font-name="Times New Roman" fo:font-size="18pt" fo:letter-spacing="-0.001cm"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46" style:family="text">
      <style:text-properties fo:font-variant="normal" fo:text-transform="none" style:text-line-through-style="none" style:text-line-through-type="none" style:text-position="0% 100%" style:font-name="Times New Roman" fo:font-size="18pt" fo:letter-spacing="-0.011cm"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47" style:family="text">
      <style:text-properties fo:font-variant="normal" fo:text-transform="none" style:text-line-through-style="none" style:text-line-through-type="none" style:text-position="0% 100%" style:font-name="Times New Roman" fo:font-size="24pt" fo:letter-spacing="-0.018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48" style:family="text">
      <style:text-properties fo:font-variant="normal" fo:text-transform="none" style:text-line-through-style="none" style:text-line-through-type="none" style:text-position="24% 58%" style:font-name="Times New Roman" fo:font-size="24pt" fo:letter-spacing="-0.001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49" style:family="text">
      <style:text-properties fo:font-variant="normal" fo:text-transform="none" style:text-line-through-style="none" style:text-line-through-type="none" style:text-position="24% 58%" style:font-name="Times New Roman" fo:font-size="24pt" fo:letter-spacing="-0.01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50" style:family="text">
      <style:text-properties fo:font-variant="normal" fo:text-transform="none" fo:color="#fb0127" style:text-line-through-style="none" style:text-line-through-type="none" style:text-position="0% 100%" style:font-name="Times New Roman" fo:font-size="36pt" fo:letter-spacing="-0.027cm"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51" style:family="text">
      <style:text-properties fo:font-variant="normal" fo:text-transform="none" style:text-line-through-style="none" style:text-line-through-type="none" style:text-position="0% 100%" style:font-name="Times New Roman" fo:font-size="24pt" fo:letter-spacing="-0.015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52" style:family="text">
      <style:text-properties fo:font-variant="normal" fo:text-transform="none" style:text-line-through-style="none" style:text-line-through-type="none" style:text-position="0% 100%" style:font-name="Times New Roman" fo:font-size="24pt" fo:letter-spacing="-0.02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53" style:family="text">
      <style:text-properties fo:font-variant="normal" fo:text-transform="none" style:text-line-through-style="none" style:text-line-through-type="none" style:text-position="0% 100%" style:font-name="Times New Roman" fo:font-size="24pt" fo:letter-spacing="-0.011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54" style:family="text">
      <style:text-properties fo:font-variant="normal" fo:text-transform="none" style:text-line-through-style="none" style:text-line-through-type="none" style:text-position="0% 100%" style:font-name="Times New Roman" fo:font-size="24pt" fo:letter-spacing="-0.039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55" style:family="text">
      <style:text-properties fo:font-variant="normal" fo:text-transform="none" style:text-line-through-style="none" style:text-line-through-type="none" style:text-position="0% 100%" style:font-name="Times New Roman" fo:font-size="24pt" fo:letter-spacing="-0.043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56" style:family="text">
      <style:text-properties fo:font-variant="normal" fo:text-transform="none" style:text-line-through-style="none" style:text-line-through-type="none" style:text-position="-20% 58%" style:font-name="Times New Roman" fo:font-size="24pt" fo:letter-spacing="-0.001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57" style:family="text">
      <style:text-properties fo:font-variant="normal" fo:text-transform="none" style:text-line-through-style="none" style:text-line-through-type="none" style:text-position="0% 100%" style:font-name="Times New Roman" fo:font-size="24pt" fo:letter-spacing="-0.008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58" style:family="text">
      <style:text-properties fo:font-variant="normal" fo:text-transform="none" style:text-line-through-style="none" style:text-line-through-type="none" style:text-position="0% 100%" style:font-name="Times New Roman" fo:font-size="24pt" fo:letter-spacing="-0.031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59" style:family="text">
      <style:text-properties fo:font-variant="normal" fo:text-transform="none" fo:color="#fb0127" style:text-line-through-style="none" style:text-line-through-type="none" style:text-position="0% 100%" style:font-name="Times New Roman" fo:font-size="36pt" fo:letter-spacing="-0.025cm"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60" style:family="text">
      <style:text-properties fo:font-variant="normal" fo:text-transform="none" style:text-line-through-style="none" style:text-line-through-type="none" style:text-position="0% 100%" style:font-name="Arial" fo:font-size="18pt" fo:letter-spacing="-0.029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61" style:family="text">
      <style:text-properties fo:font-variant="normal" fo:text-transform="none" style:text-line-through-style="none" style:text-line-through-type="none" style:text-position="0% 100%" style:font-name="Symbol" fo:font-size="24pt" fo:letter-spacing="-0.001cm" fo:font-style="normal" style:text-underline-style="none" fo:font-weight="normal" style:font-size-asian="24pt" style:font-style-asian="normal" style:font-weight-asian="normal" style:font-name-complex="Symbol" style:font-size-complex="24pt" style:font-style-complex="normal" style:font-weight-complex="normal"/>
    </style:style>
    <style:style style:name="T62" style:family="text">
      <style:text-properties fo:font-variant="normal" fo:text-transform="none" style:text-line-through-style="none" style:text-line-through-type="none" style:text-position="0% 100%" style:font-name="Times New Roman" fo:font-size="24pt" fo:letter-spacing="-0.033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63" style:family="text">
      <style:text-properties fo:font-variant="normal" fo:text-transform="none" style:text-line-through-style="none" style:text-line-through-type="none" style:text-position="0% 100%" style:font-name="Arial" fo:font-size="14pt" fo:letter-spacing="-0.001cm"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4" style:family="text">
      <style:text-properties fo:font-variant="normal" fo:text-transform="none" style:text-line-through-style="none" style:text-line-through-type="none" style:text-position="0% 100%" style:font-name="Arial" fo:font-size="14pt" fo:letter-spacing="-0.003cm"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5" style:family="text">
      <style:text-properties fo:font-variant="normal" fo:text-transform="none" style:text-line-through-style="none" style:text-line-through-type="none" style:text-position="0% 100%" style:font-name="Arial" fo:font-size="14pt" fo:letter-spacing="-0.015cm"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6" style:family="text">
      <style:text-properties fo:font-variant="normal" fo:text-transform="none" style:text-line-through-style="none" style:text-line-through-type="none" style:text-position="0% 100%" style:font-name="Arial" fo:font-size="14pt" fo:letter-spacing="-0.011cm"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7" style:family="text">
      <style:text-properties fo:font-variant="normal" fo:text-transform="none" fo:color="#fb0127" style:text-line-through-style="none" style:text-line-through-type="none" style:text-position="0% 100%" style:font-name="Times New Roman" fo:font-size="36pt" fo:letter-spacing="-0.022cm"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68" style:family="text">
      <style:text-properties fo:font-variant="normal" fo:text-transform="none" style:text-line-through-style="none" style:text-line-through-type="none" style:text-position="13% 58%" style:font-name="Times New Roman" fo:font-size="36pt" fo:letter-spacing="-0.001cm" fo:font-style="normal" style:text-underline-style="none" fo:font-weight="normal" style:font-size-asian="36pt" style:font-style-asian="normal" style:font-weight-asian="normal" style:font-name-complex="Times New Roman" style:font-size-complex="36pt" style:font-style-complex="normal" style:font-weight-complex="normal"/>
    </style:style>
    <style:style style:name="T69" style:family="text">
      <style:text-properties fo:font-variant="normal" fo:text-transform="none" style:text-line-through-style="none" style:text-line-through-type="none" style:text-position="0% 100%" style:font-name="Times New Roman" fo:font-size="16pt" fo:letter-spacing="-0.001cm" fo:font-style="normal" style:text-underline-style="none" fo:font-weight="normal" style:font-size-asian="16pt" style:font-style-asian="normal" style:font-weight-asian="normal" style:font-name-complex="Times New Roman" style:font-size-complex="16pt" style:font-style-complex="normal" style:font-weight-complex="normal"/>
    </style:style>
    <style:style style:name="T70" style:family="text">
      <style:text-properties fo:font-variant="normal" fo:text-transform="none" style:text-line-through-style="none" style:text-line-through-type="none" style:text-position="13% 58%" style:font-name="Times New Roman" fo:font-size="36pt" fo:letter-spacing="normal" fo:font-style="normal" style:text-underline-style="none" fo:font-weight="normal" style:font-size-asian="36pt" style:font-style-asian="normal" style:font-weight-asian="normal" style:font-name-complex="Times New Roman" style:font-size-complex="36pt" style:font-style-complex="normal" style:font-weight-complex="normal"/>
    </style:style>
    <style:style style:name="T71" style:family="text">
      <style:text-properties fo:font-variant="normal" fo:text-transform="none" style:text-line-through-style="none" style:text-line-through-type="none" style:text-position="13% 58%" style:font-name="Symbol" fo:font-size="36pt" fo:letter-spacing="-0.001cm" fo:font-style="normal" style:text-underline-style="none" fo:font-weight="normal" style:font-size-asian="36pt" style:font-style-asian="normal" style:font-weight-asian="normal" style:font-name-complex="Symbol" style:font-size-complex="36pt" style:font-style-complex="normal" style:font-weight-complex="normal"/>
    </style:style>
    <style:style style:name="T72" style:family="text">
      <style:text-properties fo:font-variant="normal" fo:text-transform="none" fo:color="#053ce8" style:text-line-through-style="none" style:text-line-through-type="none" style:text-position="0% 100%" style:font-name="Wingdings" fo:font-size="18pt" fo:letter-spacing="normal" fo:font-style="normal" style:text-underline-style="none" fo:font-weight="normal" style:font-size-asian="18pt" style:font-style-asian="normal" style:font-weight-asian="normal" style:font-name-complex="Wingdings" style:font-size-complex="18pt" style:font-style-complex="normal" style:font-weight-complex="normal"/>
    </style:style>
    <style:style style:name="T73" style:family="text">
      <style:text-properties fo:font-variant="normal" fo:text-transform="none" fo:color="#053ce8"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74" style:family="text">
      <style:text-properties fo:font-variant="normal" fo:text-transform="none" fo:color="#053ce8" style:text-line-through-style="none" style:text-line-through-type="none" style:text-position="0% 100%" style:font-name="Times New Roman" fo:font-size="24pt" fo:letter-spacing="-0.036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75" style:family="text">
      <style:text-properties fo:font-variant="normal" fo:text-transform="none" fo:color="#053ce8" style:text-line-through-style="none" style:text-line-through-type="none" style:text-position="0% 100%" style:font-name="Times New Roman" fo:font-size="24pt" fo:letter-spacing="-0.003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76" style:family="text">
      <style:text-properties fo:font-variant="normal" fo:text-transform="none" fo:color="#053ce8" style:text-line-through-style="none" style:text-line-through-type="none" style:text-position="24% 58%" style:font-name="Times New Roman" fo:font-size="24pt" fo:letter-spacing="-0.004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77" style:family="text">
      <style:text-properties fo:font-variant="normal" fo:text-transform="none" style:text-line-through-style="none" style:text-line-through-type="none" style:text-position="0% 100%" style:font-name="Times New Roman" fo:font-size="24pt" fo:letter-spacing="-0.022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78" style:family="text">
      <style:text-properties fo:font-variant="normal" fo:text-transform="none" style:text-line-through-style="none" style:text-line-through-type="none" style:text-position="0% 100%" style:font-name="Times New Roman" fo:font-size="24pt" fo:letter-spacing="-0.038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79" style:family="text">
      <style:text-properties fo:font-variant="normal" fo:text-transform="none"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80" style:family="text">
      <style:text-properties fo:font-variant="normal" fo:text-transform="none" style:text-line-through-style="none" style:text-line-through-type="none" style:text-position="0% 100%" style:font-name="Times New Roman" fo:font-size="28pt" fo:letter-spacing="-0.003cm"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81" style:family="text">
      <style:text-properties fo:font-variant="normal" fo:text-transform="none" style:text-line-through-style="none" style:text-line-through-type="none" style:text-position="0% 100%" style:font-name="Times New Roman" fo:font-size="28pt" fo:letter-spacing="-0.011cm"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82" style:family="text">
      <style:text-properties fo:font-variant="normal" fo:text-transform="none" style:text-line-through-style="none" style:text-line-through-type="none" style:text-position="0% 100%" style:font-name="Times New Roman" fo:font-size="28pt" fo:letter-spacing="-0.017cm"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83" style:family="text">
      <style:text-properties fo:font-variant="normal" fo:text-transform="none" style:text-line-through-style="none" style:text-line-through-type="none" style:text-position="0% 100%" style:font-name="Times New Roman" fo:font-size="24pt" fo:letter-spacing="-0.045cm"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84" style:family="text">
      <style:text-properties fo:color="#ce181e" fo:font-size="40pt" fo:text-shadow="1pt 1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36cm" text:min-label-width="1.481cm"/>
        <style:text-properties fo:color="#053ce8" fo:font-size="7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1.481cm"/>
        <style:text-properties fo:font-family="Wingdings" style:font-charset="x-symbol" fo:color="#053ce8"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36cm" text:min-label-width="0.84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36cm" text:min-label-width="0.84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text:start-value="6">
        <style:list-level-properties text:space-before="0.001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36cm" text:min-label-width="0.952cm"/>
        <style:text-properties fo:font-family="Wingdings" style:font-charset="x-symbol" fo:color="#053ce8"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text:start-value="2">
        <style:list-level-properties text:space-before="0.001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36cm" text:min-label-width="0.952cm"/>
        <style:text-properties fo:font-family="Wingdings" style:font-charset="x-symbol" fo:color="#053ce8" fo:font-size="75%"/>
      </text:list-level-style-bullet>
      <text:list-level-style-bullet text:level="2" text:bullet-char="">
        <style:list-level-properties text:space-before="1.306cm" text:min-label-width="0.793cm"/>
        <style:text-properties fo:font-family="Wingdings" style:font-charset="x-symbol" style:use-window-font-color="true" fo:font-size="6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2">
      <text:list-level-style-number text:level="1" style:num-suffix="." style:num-format="1">
        <style:list-level-properties text:space-before="0.037cm" text:min-label-width="1.057cm"/>
        <style:text-properties fo:color="#053ce8" fo:font-size="7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ryptographic  Hash Functions" draw:style-name="dp1" draw:master-page-name="Inspiration" presentation:presentation-page-layout-name="AL1T11">
        <office:forms form:automatic-focus="false" form:apply-design-mode="false"/>
        <draw:frame draw:name="object 2" presentation:style-name="pr1" draw:text-style-name="P2" draw:layer="layout" svg:width="21.315cm" svg:height="11.208cm" svg:x="1.885cm" svg:y="4.2cm" presentation:class="title" presentation:user-transformed="true">
          <draw:text-box>
            <text:p text:style-name="P1"><text:span text:style-name="T1">Cryptographic <text:s/></text:span><text:span text:style-name="T2">Hash</text:span><text:span text:style-name="T3"> </text:span><text:span text:style-name="T2">Functions</text:span></text:p>
          </draw:text-box>
        </draw:frame>
        <draw:frame draw:style-name="gr1" draw:text-style-name="P5" draw:layer="layout" svg:width="11cm" svg:height="5.716cm" svg:x="7.4cm" svg:y="14cm">
          <draw:text-box>
            <text:p text:style-name="P3"><text:span text:style-name="T4">Prepared By</text:span></text:p>
            <text:p text:style-name="P3"><text:span text:style-name="T4">Anant Jain</text:span></text:p>
            <text:p text:style-name="P3"><text:span text:style-name="T4">MCA – V Sem</text:span></text:p>
            <text:p text:style-name="P4"><text:span text:style-name="T4">UCCS &amp; IT UOR</text:span></text:p>
          </draw:text-box>
        </draw:frame>
        <presentation:notes draw:style-name="dp2">
          <draw:page-thumbnail draw:style-name="gr2"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Overview" draw:style-name="dp1" draw:master-page-name="Inspiration" presentation:presentation-page-layout-name="AL1T11">
        <office:forms form:automatic-focus="false" form:apply-design-mode="false"/>
        <draw:frame draw:name="object 7" presentation:style-name="pr3" draw:text-style-name="P8" draw:layer="layout" svg:width="9.092cm" svg:height="1.84cm" svg:x="10.2cm" svg:y="2cm" presentation:class="title" presentation:user-transformed="true">
          <draw:text-box>
            <text:p text:style-name="P7"><text:span text:style-name="T5">Overview</text:span></text:p>
          </draw:text-box>
        </draw:frame>
        <draw:custom-shape draw:name="object 8" draw:style-name="gr3" draw:text-style-name="P12" draw:layer="layout" svg:width="17.065cm" svg:height="8.611cm" svg:x="2.735cm" svg:y="5.268cm">
          <text:list text:style-name="L3">
            <text:list-item>
              <text:p text:style-name="P9"><text:span text:style-name="T6"><text:s/></text:span><text:span text:style-name="T6">Hash</text:span><text:span text:style-name="T7"> </text:span><text:span text:style-name="T6">Functions Intro.</text:span></text:p>
            </text:list-item>
            <text:list-item>
              <text:p text:style-name="P9"><text:span text:style-name="T6">Cryptographic Hash Func.</text:span></text:p>
            </text:list-item>
            <text:list-item>
              <text:p text:style-name="P10"><text:span text:style-name="T6">Applications of Crypto Hash</text:span><text:span text:style-name="T8"> </text:span><text:span text:style-name="T6">Functions</text:span></text:p>
            </text:list-item>
            <text:list-item>
              <text:p text:style-name="P10"><text:span text:style-name="T6">Examples of Hash functions</text:span></text:p>
            </text:list-item>
            <text:list-item>
              <text:p text:style-name="P10"><text:span text:style-name="T6">Probability of Hash functions</text:span></text:p>
            </text:list-item>
            <text:list-item>
              <text:p text:style-name="P11"><text:span text:style-name="T6">Secure Hash Algorithm</text:span><text:span text:style-name="T9"> </text:span><text:span text:style-name="T6">(SH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Hash Function" draw:style-name="dp1" draw:master-page-name="Inspiration" presentation:presentation-page-layout-name="AL1T11">
        <office:forms form:automatic-focus="false" form:apply-design-mode="false"/>
        <draw:frame draw:name="object 2" presentation:style-name="pr4" draw:text-style-name="P13" draw:layer="layout" svg:width="8.083cm" svg:height="3.64cm" svg:x="9.826cm" svg:y="2.16cm" presentation:class="title" presentation:user-transformed="true">
          <draw:text-box>
            <text:p text:style-name="P7"><text:span text:style-name="T5">Hash</text:span><text:span text:style-name="T10"> </text:span><text:span text:style-name="T5">Function</text:span></text:p>
          </draw:text-box>
        </draw:frame>
        <draw:custom-shape draw:name="object 3" draw:style-name="gr4" draw:text-style-name="P12" draw:layer="layout" svg:width="14.288cm" svg:height="10.399cm" svg:x="2.541cm" svg:y="4.725cm">
          <text:list text:style-name="L4">
            <text:list-item>
              <text:p text:style-name="P14"><text:span text:style-name="T11">Hash </text:span><text:span text:style-name="T12">tables </text:span><text:span text:style-name="T11">used </text:span><text:span text:style-name="T12">in </text:span><text:span text:style-name="T11">data</text:span><text:span text:style-name="T13"> </text:span><text:span text:style-name="T11">searches</text:span></text:p>
            </text:list-item>
            <text:list-item>
              <text:p text:style-name="P15"><text:span text:style-name="T12">The </text:span><text:span text:style-name="T11">hash function</text:span><text:span text:style-name="T14"> </text:span><text:span text:style-name="T11">should</text:span></text:p>
            </text:list-item>
          </text:list>
          <text:list text:style-name="L3">
            <text:list-item>
              <text:p text:style-name="P15"><text:span text:style-name="T11">Take variable size</text:span><text:span text:style-name="T15"> </text:span><text:span text:style-name="T11">input</text:span></text:p>
            </text:list-item>
            <text:list-item>
              <text:p text:style-name="P16"><text:span text:style-name="T11">Produce fixed output size (Size of </text:span><text:span text:style-name="T12">the <text:s/></text:span><text:span text:style-name="T11">table)</text:span></text:p>
            </text:list-item>
            <text:list-item>
              <text:p text:style-name="P17"><text:span text:style-name="T11">Be </text:span><text:span text:style-name="T12">easy to</text:span><text:span text:style-name="T14"> </text:span><text:span text:style-name="T11">compute</text:span></text:p>
            </text:list-item>
            <text:list-item>
              <text:p text:style-name="P18"><text:span text:style-name="T11">Be pseudorandom so that it <text:s/>distributes uniformly over the</text:span><text:span text:style-name="T16"> </text:span><text:span text:style-name="T11">table</text:span></text:p>
            </text:list-item>
          </text:list>
          <text:p text:style-name="P19"><text:span text:style-name="T17"></text:span><text:span text:style-name="T12"> </text:span><text:span text:style-name="T11">Minimizes</text:span><text:span text:style-name="T14"> </text:span><text:span text:style-name="T11">colli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 draw:text-style-name="P12" draw:layer="layout" svg:width="2.539cm" svg:height="2.015cm" svg:x="18.371cm" svg:y="7.592cm">
          <text:p text:style-name="P20"><text:span text:style-name="T18">Hash <text:s/></text:span><text:span text:style-name="T19">F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 draw:text-style-name="P12" draw:layer="layout" svg:width="1.41cm" svg:height="0.798cm" svg:x="18.737cm" svg:y="5.724cm">
          <text:p text:style-name="P7"><text:span text:style-name="T19">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7" draw:text-style-name="P21" draw:layer="layout" svg:width="0.211cm" svg:height="0.81cm" svg:x="19.465cm" svg:y="6.782cm">
          <text:p/>
          <draw:enhanced-geometry draw:mirror-horizontal="false" draw:mirror-vertical="false" svg:viewBox="0 0 0 0" drawooo:sub-view-size="76200 292100 76200 292100 76200 292100" draw:text-areas="0 0 ?f0 ?f1" draw:type="ooxml-non-primitive" draw:enhanced-path="M 76200 215646 L 0 215646 33528 282702 33528 228600 34290 232410 38100 233172 41148 232410 42672 228600 42672 282702 76200 215646 Z N M 42672 215646 L 42672 4572 41148 1524 38100 0 34290 1524 33528 4572 33528 215646 42672 215646 Z N M 42672 282702 L 42672 228600 41148 232410 38100 233172 34290 232410 33528 228600 33528 282702 38100 291846 42672 282702 Z N">
            <draw:equation draw:name="f0" draw:formula="logwidth"/>
            <draw:equation draw:name="f1" draw:formula="logheight"/>
          </draw:enhanced-geometry>
        </draw:custom-shape>
        <draw:custom-shape draw:name="object 7" draw:style-name="gr7" draw:text-style-name="P21" draw:layer="layout" svg:width="3.611cm" svg:height="1.624cm" svg:x="19.359cm" svg:y="10.183cm">
          <text:p/>
          <draw:enhanced-geometry draw:mirror-horizontal="false" draw:mirror-vertical="false" svg:viewBox="0 0 0 0" drawooo:sub-view-size="1300479 584835 1300479 584835 1300479 584835 1300479 584835" draw:text-areas="0 0 ?f0 ?f1" draw:type="ooxml-non-primitive" draw:enhanced-path="M 1232332 545158 L 6857 0 3047 0 0 2286 0 6096 3047 8382 1228267 554181 1232332 545158 Z N M 1246631 583025 L 1246631 557021 1243583 559307 1239773 559307 1228267 554181 1214627 584454 1246631 583025 Z N M 1246631 557021 L 1246631 553211 1243583 550163 1232332 545158 1228267 554181 1239773 559307 1243583 559307 1246631 557021 Z N M 1299971 580643 L 1245869 515111 1232332 545158 1243583 550163 1246631 553211 1246631 583025 1299971 580643 Z N">
            <draw:equation draw:name="f0" draw:formula="logwidth"/>
            <draw:equation draw:name="f1" draw:formula="logheight"/>
          </draw:enhanced-geometry>
        </draw:custom-shape>
        <draw:frame draw:name="object 8" draw:style-name="standard" draw:layer="layout" svg:width="1.955cm" svg:height="17.034cm" svg:x="24.089cm" svg:y="4.833cm">
          <table:table>
            <table:table-column table:style-name="co1"/>
            <table:table-row table:style-name="ro1">
              <table:table-cell table:style-name="ce1"/>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2"/>
            </table:table-row>
            <table:table-row table:style-name="ro2">
              <table:table-cell table:style-name="ce3"/>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Cryptographic Hash Functions" draw:style-name="dp1" draw:master-page-name="Inspiration" presentation:presentation-page-layout-name="AL1T11">
        <office:forms form:automatic-focus="false" form:apply-design-mode="false"/>
        <draw:frame draw:name="object 2" presentation:style-name="pr4" draw:text-style-name="P13" draw:layer="layout" svg:width="16.932cm" svg:height="3.64cm" svg:x="5.46cm" svg:y="1.824cm" presentation:class="title" presentation:user-transformed="true">
          <draw:text-box>
            <text:p text:style-name="P7"><text:span text:style-name="T20">Cryptographic </text:span><text:span text:style-name="T5">Hash</text:span><text:span text:style-name="T21"> </text:span><text:span text:style-name="T5">Functions</text:span></text:p>
          </draw:text-box>
        </draw:frame>
        <draw:custom-shape draw:name="object 3" draw:style-name="gr8" draw:text-style-name="P12" draw:layer="layout" svg:width="13.156cm" svg:height="6.528cm" svg:x="2.541cm" svg:y="4.748cm">
          <text:list text:style-name="L5">
            <text:list-item>
              <text:p text:style-name="P22"><text:span text:style-name="T11">Variable Size</text:span><text:span text:style-name="T15"> </text:span><text:span text:style-name="T11">Input</text:span></text:p>
            </text:list-item>
            <text:list-item>
              <text:p text:style-name="P23"><text:span text:style-name="T11">Fixed output</text:span><text:span text:style-name="T15"> </text:span><text:span text:style-name="T11">size</text:span></text:p>
            </text:list-item>
          </text:list>
          <text:list text:style-name="L6">
            <text:list-item>
              <text:p text:style-name="P24"><text:span text:style-name="T11">Efficient</text:span><text:span text:style-name="T22"> </text:span><text:span text:style-name="T11">computation</text:span></text:p>
            </text:list-item>
          </text:list>
          <text:list text:style-name="L5">
            <text:list-item>
              <text:p text:style-name="P23"><text:span text:style-name="T11">Pseudorandom</text:span></text:p>
            </text:list-item>
            <text:list-item>
              <text:p text:style-name="P25"><text:span text:style-name="T11">Pre-image Resistant </text:span><text:span text:style-name="T12">=</text:span><text:span text:style-name="T23"> </text:span><text:span text:style-name="T11">one-way</text:span></text:p>
            </text:list-item>
          </text:list>
          <text:p text:style-name="P26"><text:span text:style-name="T11">It </text:span><text:span text:style-name="T12">is </text:span><text:span text:style-name="T11">not possible </text:span><text:span text:style-name="T12">to </text:span><text:span text:style-name="T11">find M, given</text:span><text:span text:style-name="T24"> </text:span><text:span text:style-name="T11">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9" draw:text-style-name="P12" draw:layer="layout" svg:width="21.815cm" svg:height="4.01cm" svg:x="2.541cm" svg:y="11.338cm">
          <text:list text:style-name="L7">
            <text:list-item>
              <text:p text:style-name="P27"><text:span text:style-name="T12">2</text:span><text:span text:style-name="T25">nd </text:span><text:span text:style-name="T11">Pre-image Resistant: </text:span><text:span text:style-name="T12">= </text:span><text:span text:style-name="T11">Weak Collision Resitant <text:s/>It </text:span><text:span text:style-name="T12">is </text:span><text:span text:style-name="T11">not possible </text:span><text:span text:style-name="T12">to </text:span><text:span text:style-name="T11">find y, such </text:span><text:span text:style-name="T12">that</text:span><text:span text:style-name="T26"> </text:span><text:span text:style-name="T11">h(y)=h(x)</text:span></text:p>
            </text:list-item>
            <text:list-item>
              <text:p text:style-name="P28"><text:span text:style-name="T11">Strong Collision Resistant: It </text:span><text:span text:style-name="T12">is </text:span><text:span text:style-name="T11">not possible </text:span><text:span text:style-name="T12">to </text:span><text:span text:style-name="T11">find </text:span><text:span text:style-name="T12">any two x <text:s/>and </text:span><text:span text:style-name="T11">y, such </text:span><text:span text:style-name="T12">that</text:span><text:span text:style-name="T14"> </text:span><text:span text:style-name="T11">h(y)=h(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0" draw:text-style-name="P12" draw:layer="layout" svg:width="4.074cm" svg:height="4.074cm" svg:x="17.772cm" svg:y="5.455cm">
          <text:p/>
          <draw:enhanced-geometry draw:mirror-horizontal="false" draw:mirror-vertical="false" svg:viewBox="0 0 0 0" drawooo:sub-view-size="1466850 1466850" draw:text-areas="0 0 ?f0 ?f1" draw:type="ooxml-non-primitive" draw:enhanced-path="M 733044 0 L 684871 1560 637526 6176 591107 13753 545710 24192 501432 37398 458370 53275 416620 71724 376280 92651 337446 115958 300215 141549 264685 169327 230951 199195 199111 231058 169262 264819 141500 300380 115922 337646 92626 376519 71708 416904 53264 458704 37392 501822 24189 546162 13751 591627 6176 638120 1560 685545 0 733806 1560 781978 6176 829323 13751 875742 24189 921139 37392 965417 53264 1008479 71708 1050229 92626 1090569 115922 1129403 141500 1166634 169262 1202164 199111 1235898 230951 1267738 264685 1297587 300215 1325349 337446 1350927 376280 1374223 416620 1395141 458370 1413585 501432 1429457 545710 1442660 591107 1453098 637526 1460673 684871 1465289 733044 1466850 781304 1465289 828729 1460673 875222 1453098 920687 1442660 965027 1429457 1008145 1413585 1049945 1395141 1090330 1374223 1129203 1350927 1166469 1325349 1202030 1297587 1235791 1267738 1267654 1235898 1297522 1202164 1325300 1166634 1350891 1129403 1374198 1090569 1395125 1050229 1413574 1008479 1429451 965417 1442657 921139 1453096 875742 1460673 829323 1465289 781978 1466850 733806 1465289 685545 1460673 638120 1453096 591627 1442657 546162 1429451 501822 1413574 458704 1395125 416904 1374198 376519 1350891 337646 1325300 300380 1297522 264819 1267654 231058 1235791 199195 1202030 169327 1166469 141549 1129203 115958 1090330 92651 1049945 71724 1008145 53275 965027 37398 920687 24192 875222 13753 828729 6176 781304 1560 733044 0 Z N">
            <draw:equation draw:name="f0" draw:formula="logwidth"/>
            <draw:equation draw:name="f1" draw:formula="logheight"/>
          </draw:enhanced-geometry>
        </draw:custom-shape>
        <draw:custom-shape draw:name="object 6" draw:style-name="gr10" draw:text-style-name="P12" draw:layer="layout" svg:width="4.335cm" svg:height="4.335cm" svg:x="20.439cm" svg:y="5.194cm">
          <text:p/>
          <draw:enhanced-geometry draw:mirror-horizontal="false" draw:mirror-vertical="false" svg:viewBox="0 0 0 0" drawooo:sub-view-size="1560829 1560829" draw:text-areas="0 0 ?f0 ?f1" draw:type="ooxml-non-primitive" draw:enhanced-path="M 780287 0 L 732797 1425 686053 5648 640138 12585 595134 22154 551122 34275 508186 48864 466406 65839 425864 85120 386644 106623 348826 130267 312493 155970 277727 183649 244610 213223 213223 244610 183649 277727 155970 312493 130267 348826 106623 386644 85120 425864 65839 466406 48864 508186 34275 551122 22154 595134 12585 640138 5648 686053 1425 732797 0 780288 1425 827857 5648 874667 12585 920638 22154 965687 34275 1009734 48864 1052697 65839 1094495 85120 1135046 106623 1174270 130267 1212084 155970 1248409 183649 1283162 213223 1316261 244610 1347627 277727 1377177 312493 1404830 348826 1430506 386644 1454121 425864 1475596 466406 1494849 508186 1511799 551122 1526364 595134 1538464 640138 1548016 686053 1554939 732797 1559153 780287 1560576 827857 1559153 874667 1554939 920638 1548016 965687 1538464 1009734 1526364 1052697 1511799 1094495 1494849 1135046 1475596 1174270 1454121 1212084 1430506 1248409 1404830 1283162 1377177 1316261 1347627 1347627 1316261 1377177 1283162 1404830 1248409 1430506 1212084 1454121 1174270 1475596 1135046 1494849 1094495 1511799 1052697 1526364 1009734 1538464 965687 1548016 920638 1554939 874667 1559153 827857 1560575 780287 1559153 732797 1554939 686053 1548016 640138 1538464 595134 1526364 551122 1511799 508186 1494849 466406 1475596 425864 1454121 386644 1430506 348826 1404830 312493 1377177 277727 1347627 244610 1316261 213223 1283162 183649 1248409 155970 1212084 130267 1174270 106623 1135046 85120 1094495 65839 1052697 48864 1009734 34275 965687 22154 920638 12585 874667 5648 827857 1425 780287 0 Z N">
            <draw:equation draw:name="f0" draw:formula="logwidth"/>
            <draw:equation draw:name="f1" draw:formula="logheight"/>
          </draw:enhanced-geometry>
        </draw:custom-shape>
        <draw:custom-shape draw:name="object 7" draw:style-name="gr10" draw:text-style-name="P12" draw:layer="layout" svg:width="2.199cm" svg:height="2.2cm" svg:x="21.37cm" svg:y="6.53cm">
          <text:p/>
          <draw:enhanced-geometry draw:mirror-horizontal="false" draw:mirror-vertical="false" svg:viewBox="0 0 0 0" drawooo:sub-view-size="791845 792480" draw:text-areas="0 0 ?f0 ?f1" draw:type="ooxml-non-primitive" draw:enhanced-path="M 396240 0 L 350056 2667 305430 10472 262661 23115 222046 40299 183883 61725 148472 87094 116109 116109 87094 148472 61725 183883 40299 222046 23115 262661 10472 305430 2667 350056 0 396240 2667 442423 10472 487049 23115 529818 40299 570433 61725 608596 87094 644007 116109 676370 148472 705385 183883 730754 222046 752180 262661 769364 305430 782007 350056 789812 396240 792480 442412 789812 487006 782007 529728 769364 570282 752180 608373 730754 643707 705385 675989 676370 704923 644007 730215 608596 751569 570433 768692 529818 781287 487049 789061 442423 791718 396239 789061 350056 781287 305430 768692 262661 751569 222046 730215 183883 704923 148472 675989 116109 643707 87094 608373 61725 570282 40299 529728 23115 487006 10472 442412 2667 396240 0 Z N">
            <draw:equation draw:name="f0" draw:formula="logwidth"/>
            <draw:equation draw:name="f1" draw:formula="logheight"/>
          </draw:enhanced-geometry>
        </draw:custom-shape>
        <draw:custom-shape draw:name="object 8" draw:style-name="gr6" draw:text-style-name="P12" draw:layer="layout" svg:width="1.694cm" svg:height="0.882cm" svg:x="18.661cm" svg:y="7.415cm">
          <text:p text:style-name="P29"><text:span text:style-name="T27">Pre-image <text:s/>Resi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6" draw:text-style-name="P12" draw:layer="layout" svg:width="1.539cm" svg:height="0.882cm" svg:x="21.788cm" svg:y="7.212cm">
          <text:p text:style-name="P29"><text:span text:style-name="T27">Collision <text:s/></text:span><text:span text:style-name="T28">R</text:span><text:span text:style-name="T29">e</text:span><text:span text:style-name="T28">sis</text:span><text:span text:style-name="T29">tan</text:span><text:span text:style-name="T28">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6" draw:text-style-name="P12" draw:layer="layout" svg:width="2.391cm" svg:height="0.882cm" svg:x="21.392cm" svg:y="5.413cm">
          <text:p text:style-name="P29"><text:span text:style-name="T27">2nd</text:span><text:span text:style-name="T30"> </text:span><text:span text:style-name="T27">Pre-Image <text:s/>Resi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4" presentation:class="page"/>
          <draw:frame presentation:style-name="pr2" draw:text-style-name="P6" draw:layer="layout" svg:width="17cm" svg:height="14cm" svg:x="2cm" svg:y="13cm" presentation:class="notes" presentation:placeholder="true">
            <draw:text-box/>
          </draw:frame>
        </presentation:notes>
      </draw:page>
      <draw:page draw:name="Examples of Crypto Hash Functions" draw:style-name="dp1" draw:master-page-name="Inspiration" presentation:presentation-page-layout-name="AL1T11">
        <office:forms form:automatic-focus="false" form:apply-design-mode="false"/>
        <draw:frame draw:name="object 2" presentation:style-name="pr4" draw:text-style-name="P13" draw:layer="layout" svg:width="19.755cm" svg:height="3.64cm" svg:x="4.05cm" svg:y="2.011cm" presentation:class="title" presentation:user-transformed="true">
          <draw:text-box>
            <text:p text:style-name="P7"><text:span text:style-name="T20">Examples of Crypto </text:span><text:span text:style-name="T5">Hash</text:span><text:span text:style-name="T31"> </text:span><text:span text:style-name="T5">Functions</text:span></text:p>
          </draw:text-box>
        </draw:frame>
        <draw:custom-shape draw:name="object 3" draw:style-name="gr4" draw:text-style-name="P12" draw:layer="layout" svg:width="19.719cm" svg:height="7.133cm" svg:x="2.541cm" svg:y="4.725cm">
          <text:list text:style-name="L8">
            <text:list-item>
              <text:p text:style-name="P30"><text:span text:style-name="T11">MD4 </text:span><text:span text:style-name="T12">= </text:span><text:span text:style-name="T11">Message Digest </text:span><text:span text:style-name="T12">4 </text:span><text:span text:style-name="T11">[RFC 1320] </text:span><text:span text:style-name="T12">- </text:span><text:span text:style-name="T11">32b</text:span><text:span text:style-name="T16"> </text:span><text:span text:style-name="T11">operations</text:span></text:p>
            </text:list-item>
            <text:list-item>
              <text:p text:style-name="P31"><text:span text:style-name="T11">MD5 </text:span><text:span text:style-name="T12">= </text:span><text:span text:style-name="T11">Message Digest </text:span><text:span text:style-name="T12">5 </text:span><text:span text:style-name="T11">[RFC 1321] </text:span><text:span text:style-name="T12">- </text:span><text:span text:style-name="T11">32b</text:span><text:span text:style-name="T16"> </text:span><text:span text:style-name="T11">operations</text:span></text:p>
            </text:list-item>
            <text:list-item>
              <text:p text:style-name="P31"><text:span text:style-name="T11">SHA </text:span><text:span text:style-name="T12">= </text:span><text:span text:style-name="T11">Secure hash </text:span><text:span text:style-name="T12">algorithm </text:span><text:span text:style-name="T11">[NIST]</text:span></text:p>
            </text:list-item>
            <text:list-item>
              <text:p text:style-name="P31"><text:span text:style-name="T12">SHA-1 = Updated</text:span><text:span text:style-name="T22"> </text:span><text:span text:style-name="T12">SHA</text:span></text:p>
            </text:list-item>
            <text:list-item>
              <text:p text:style-name="P32"><text:span text:style-name="T12">SHA-2 = SHA-224, SHA-256, SHA-384,</text:span><text:span text:style-name="T13"> </text:span><text:span text:style-name="T12">SHA-512</text:span></text:p>
            </text:list-item>
          </text:list>
          <text:p text:style-name="P33"><text:span text:style-name="T11">SHA-512 uses 64-bit</text:span><text:span text:style-name="T15"> </text:span><text:span text:style-name="T11">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5" presentation:class="page"/>
          <draw:frame presentation:style-name="pr2" draw:text-style-name="P6" draw:layer="layout" svg:width="17cm" svg:height="14cm" svg:x="2cm" svg:y="13cm" presentation:class="notes" presentation:placeholder="true">
            <draw:text-box/>
          </draw:frame>
        </presentation:notes>
      </draw:page>
      <draw:page draw:name="Applications of Crypto Hash Fn" draw:style-name="dp1" draw:master-page-name="Inspiration" presentation:presentation-page-layout-name="AL1T11">
        <office:forms form:automatic-focus="false" form:apply-design-mode="false"/>
        <draw:frame draw:name="object 2" presentation:style-name="pr4" draw:text-style-name="P13" draw:layer="layout" svg:width="17.421cm" svg:height="3.64cm" svg:x="5.151cm" svg:y="2.509cm" presentation:class="title" presentation:user-transformed="true">
          <draw:text-box>
            <text:p text:style-name="P7"><text:span text:style-name="T20">Applications of Crypto </text:span><text:span text:style-name="T5">Hash</text:span><text:span text:style-name="T31"> </text:span><text:span text:style-name="T5">Fn</text:span></text:p>
          </draw:text-box>
        </draw:frame>
        <draw:custom-shape draw:name="object 3" draw:style-name="gr6" draw:text-style-name="P12" draw:layer="layout" svg:width="19.15cm" svg:height="4.297cm" svg:x="2.585cm" svg:y="4.85cm">
          <text:p text:style-name="P34"><text:span text:style-name="T12">1. </text:span><text:span text:style-name="T32">Message </text:span><text:span text:style-name="T33">Authentication </text:span><text:span text:style-name="T34">=</text:span><text:span text:style-name="T35"> </text:span><text:span text:style-name="T36">Integrity</text:span></text:p>
          <text:p text:style-name="P35"><text:span text:style-name="T36">MD5 has </text:span><text:span text:style-name="T34">is </text:span><text:span text:style-name="T36">used </text:span><text:span text:style-name="T34">to check if a </text:span><text:span text:style-name="T36">file has been</text:span><text:span text:style-name="T37"> </text:span><text:span text:style-name="T36">modified.</text:span></text:p>
          <text:p text:style-name="P36"><text:span text:style-name="T36">Use </text:span><text:span text:style-name="T34">a </text:span><text:span text:style-name="T36">secret value before hashing so </text:span><text:span text:style-name="T34">that </text:span><text:span text:style-name="T36">no one </text:span><text:span text:style-name="T34">else <text:s/>can modify M and</text:span><text:span text:style-name="T38"> </text:span><text:span text:style-name="T36">h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 draw:text-style-name="P12" draw:layer="layout" svg:width="18.516cm" svg:height="1.052cm" svg:x="3.855cm" svg:y="11.342cm">
          <text:p text:style-name="P7"><text:span text:style-name="T11">Can </text:span><text:span text:style-name="T12">encrypt </text:span><text:span text:style-name="T11">Message, hash, or both for</text:span><text:span text:style-name="T39"> </text:span><text:span text:style-name="T11">confidenti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 draw:text-style-name="P12" draw:layer="layout" svg:width="18.024cm" svg:height="4.502cm" svg:x="2.585cm" svg:y="12.358cm">
          <text:list text:style-name="L9">
            <text:list-item>
              <text:p text:style-name="P37"><text:span text:style-name="T33">Digital Signatures</text:span><text:span text:style-name="T36">: Encrypt hash with private</text:span><text:span text:style-name="T40"> </text:span><text:span text:style-name="T36">key</text:span></text:p>
            </text:list-item>
            <text:list-item>
              <text:p text:style-name="P38"><text:span text:style-name="T32">Password storage</text:span><text:span text:style-name="T34">: </text:span><text:span text:style-name="T36">Hash </text:span><text:span text:style-name="T34">of the user’s</text:span><text:span text:style-name="T41"> </text:span><text:span text:style-name="T34">password <text:s/>is compared </text:span><text:span text:style-name="T36">with </text:span><text:span text:style-name="T34">that in the </text:span><text:span text:style-name="T36">storage. Hackers <text:s/></text:span><text:span text:style-name="T34">can not get password from</text:span><text:span text:style-name="T42"> </text:span><text:span text:style-name="T36">stor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6" draw:text-style-name="P12" draw:layer="layout" svg:width="21.238cm" svg:height="2.068cm" svg:x="2.585cm" svg:y="17.021cm">
          <text:p text:style-name="P39"><text:span text:style-name="T12">4. </text:span><text:span text:style-name="T32">Pseudorandom </text:span><text:span text:style-name="T33">number generation</text:span><text:span text:style-name="T36">: Hash </text:span><text:span text:style-name="T34">an IV, </text:span><text:span text:style-name="T36">Hash </text:span><text:span text:style-name="T34">the <text:s/>hash, …,</text:span><text:span text:style-name="T38"> </text:span><text:span text:style-name="T34">repe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1" draw:text-style-name="P12" draw:layer="layout" svg:width="4.197cm" svg:height="0.895cm" svg:x="20.858cm" svg:y="13.193cm">
          <text:p text:style-name="P40"><text:span text:style-name="T43">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2" draw:text-style-name="P12" draw:layer="layout" svg:width="4.197cm" svg:height="0.991cm" svg:x="20.858cm" svg:y="14.999cm">
          <text:p text:style-name="P41"><text:span text:style-name="T44">E(PR</text:span><text:span text:style-name="T45">A</text:span><text:span text:style-name="T44">,</text:span><text:span text:style-name="T46"> </text:span><text:span text:style-name="T43">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3" draw:text-style-name="P42" draw:layer="layout" svg:width="9.869cm" svg:height="1.957cm" svg:x="13.498cm" svg:y="9.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4" draw:text-style-name="P12" draw:layer="layout" svg:width="2.003cm" svg:height="0.894cm" svg:x="21.969cm" svg:y="4.794cm">
          <text:p text:style-name="P43"><text:span text:style-name="T43">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1" draw:text-style-name="P12" draw:layer="layout" svg:width="2.003cm" svg:height="0.895cm" svg:x="21.969cm" svg:y="6.6cm">
          <text:p text:style-name="P44"><text:span text:style-name="T43">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6" presentation:class="page"/>
          <draw:frame presentation:style-name="pr2" draw:text-style-name="P6" draw:layer="layout" svg:width="17cm" svg:height="14cm" svg:x="2cm" svg:y="13cm" presentation:class="notes" presentation:placeholder="true">
            <draw:text-box/>
          </draw:frame>
        </presentation:notes>
      </draw:page>
      <draw:page draw:name="Probability of Hash Collisions" draw:style-name="dp1" draw:master-page-name="Inspiration" presentation:presentation-page-layout-name="AL1T11">
        <office:forms form:automatic-focus="false" form:apply-design-mode="false"/>
        <draw:frame draw:name="object 2" presentation:style-name="pr4" draw:text-style-name="P13" draw:layer="layout" svg:width="16.336cm" svg:height="3.64cm" svg:x="5.697cm" svg:y="2.509cm" presentation:class="title" presentation:user-transformed="true">
          <draw:text-box>
            <text:p text:style-name="P7"><text:span text:style-name="T5">Probability </text:span><text:span text:style-name="T20">of </text:span><text:span text:style-name="T5">Hash</text:span><text:span text:style-name="T21"> </text:span><text:span text:style-name="T20">Collisions</text:span></text:p>
          </draw:text-box>
        </draw:frame>
        <draw:custom-shape draw:name="object 3" draw:style-name="gr6" draw:text-style-name="P12" draw:layer="layout" svg:width="20.94cm" svg:height="10.174cm" svg:x="2.541cm" svg:y="4.945cm">
          <text:list text:style-name="L8">
            <text:list-item>
              <text:p text:style-name="P45"><text:span text:style-name="T11">Arbitrary </text:span><text:span text:style-name="T12">length message </text:span><text:span text:style-name="T17"></text:span><text:span text:style-name="T12"> </text:span><text:span text:style-name="T11">Fixed </text:span><text:span text:style-name="T12">length</text:span><text:span text:style-name="T47"> </text:span><text:span text:style-name="T11">hash</text:span></text:p>
            </text:list-item>
          </text:list>
          <text:p text:style-name="P46"><text:span text:style-name="T17"></text:span><text:span text:style-name="T12"> </text:span><text:span text:style-name="T11">Many </text:span><text:span text:style-name="T12">messages </text:span><text:span text:style-name="T11">will </text:span><text:span text:style-name="T12">map to the </text:span><text:span text:style-name="T11">same</text:span><text:span text:style-name="T13"> </text:span><text:span text:style-name="T11">hash</text:span></text:p>
          <text:list text:continue-numbering="true" text:style-name="L8">
            <text:list-item>
              <text:p text:style-name="P31"><text:span text:style-name="T11">Given 1000 bit </text:span><text:span text:style-name="T12">messages </text:span><text:span text:style-name="T17"></text:span><text:span text:style-name="T12"> </text:span><text:span text:style-name="T11">2</text:span><text:span text:style-name="T48">1000</text:span><text:span text:style-name="T49"> </text:span><text:span text:style-name="T12">messages</text:span></text:p>
            </text:list-item>
            <text:list-item>
              <text:p text:style-name="P32"><text:span text:style-name="T11">128 bit hash </text:span><text:span text:style-name="T17"></text:span><text:span text:style-name="T12"> </text:span><text:span text:style-name="T11">2</text:span><text:span text:style-name="T48">128 </text:span><text:span text:style-name="T11">possible</text:span><text:span text:style-name="T15"> </text:span><text:span text:style-name="T11">hashes</text:span></text:p>
            </text:list-item>
          </text:list>
          <text:p text:style-name="P46"><text:span text:style-name="T17"></text:span><text:span text:style-name="T12"> </text:span><text:span text:style-name="T11">2</text:span><text:span text:style-name="T48">1000</text:span><text:span text:style-name="T11">/2</text:span><text:span text:style-name="T48">128 </text:span><text:span text:style-name="T12">= </text:span><text:span text:style-name="T11">2</text:span><text:span text:style-name="T48">872 </text:span><text:span text:style-name="T12">messages/hash</text:span><text:span text:style-name="T15"> </text:span><text:span text:style-name="T11">value</text:span></text:p>
          <text:list text:continue-numbering="true" text:style-name="L8">
            <text:list-item>
              <text:p text:style-name="P47"><text:span text:style-name="T12">n-bit hash </text:span><text:span text:style-name="T17"></text:span><text:span text:style-name="T12"> </text:span><text:span text:style-name="T11">Need avg </text:span><text:span text:style-name="T12">2</text:span><text:span text:style-name="T25">n/2 </text:span><text:span text:style-name="T12">tries to </text:span><text:span text:style-name="T11">find </text:span><text:span text:style-name="T12">two messages </text:span><text:span text:style-name="T11">with <text:s/>same</text:span><text:span text:style-name="T15"> </text:span><text:span text:style-name="T12">hash</text:span></text:p>
            </text:list-item>
            <text:list-item>
              <text:p text:style-name="P48"><text:span text:style-name="T12">64 bit hash </text:span><text:span text:style-name="T17"></text:span><text:span text:style-name="T12"> </text:span><text:span text:style-name="T11">2</text:span><text:span text:style-name="T48">32 </text:span><text:span text:style-name="T12">tries</text:span><text:span text:style-name="T23"> </text:span><text:span text:style-name="T11">(feasible)</text:span></text:p>
            </text:list-item>
            <text:list-item>
              <text:p text:style-name="P49"><text:span text:style-name="T11">128 bit hash </text:span><text:span text:style-name="T17"></text:span><text:span text:style-name="T12"> </text:span><text:span text:style-name="T11">2</text:span><text:span text:style-name="T48">64 </text:span><text:span text:style-name="T12">tries </text:span><text:span text:style-name="T11">(not</text:span><text:span text:style-name="T14"> </text:span><text:span text:style-name="T11">feasi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7" presentation:class="page"/>
          <draw:frame presentation:style-name="pr2" draw:text-style-name="P6" draw:layer="layout" svg:width="17cm" svg:height="14cm" svg:x="2cm" svg:y="13cm" presentation:class="notes" presentation:placeholder="true">
            <draw:text-box/>
          </draw:frame>
        </presentation:notes>
      </draw:page>
      <draw:page draw:name="Secure Hash Algorithm (SHA)" draw:style-name="dp1" draw:master-page-name="Inspiration" presentation:presentation-page-layout-name="AL1T11">
        <office:forms form:automatic-focus="false" form:apply-design-mode="false"/>
        <draw:frame draw:name="object 2" presentation:style-name="pr4" draw:text-style-name="P13" draw:layer="layout" svg:width="16.611cm" svg:height="3.64cm" svg:x="5.555cm" svg:y="2.509cm" presentation:class="title" presentation:user-transformed="true">
          <draw:text-box>
            <text:p text:style-name="P7"><text:span text:style-name="T20">Secure </text:span><text:span text:style-name="T5">Hash </text:span><text:span text:style-name="T20">Algorithm</text:span><text:span text:style-name="T50"> </text:span><text:span text:style-name="T5">(SHA)</text:span></text:p>
          </draw:text-box>
        </draw:frame>
        <draw:custom-shape draw:name="object 3" draw:style-name="gr8" draw:text-style-name="P12" draw:layer="layout" svg:width="21.518cm" svg:height="14.54cm" svg:x="2.541cm" svg:y="4.325cm">
          <text:list text:style-name="L8">
            <text:list-item>
              <text:p text:style-name="P50"><text:span text:style-name="T11">Successor </text:span><text:span text:style-name="T12">to and </text:span><text:span text:style-name="T11">similar </text:span><text:span text:style-name="T12">to </text:span><text:span text:style-name="T11">MD5 (by Ron</text:span><text:span text:style-name="T51"> </text:span><text:span text:style-name="T11">Rivest)</text:span></text:p>
            </text:list-item>
            <text:list-item>
              <text:p text:style-name="P51"><text:span text:style-name="T11">SHA-0: FIPS PUB </text:span><text:span text:style-name="T12">180, 1993. Withdrawn </text:span><text:span text:style-name="T11">shortly </text:span><text:span text:style-name="T12">after</text:span><text:span text:style-name="T52"> </text:span><text:span text:style-name="T12">publ.</text:span></text:p>
            </text:list-item>
            <text:list-item>
              <text:p text:style-name="P52"><text:span text:style-name="T11">SHA-1: FIPS PUB </text:span><text:span text:style-name="T12">180-1, 1995. 160 bit</text:span><text:span text:style-name="T11"> </text:span><text:span text:style-name="T12">hash</text:span></text:p>
            </text:list-item>
            <text:list-item>
              <text:p text:style-name="P51"><text:span text:style-name="T12">SHA-2: FIPS PUB 180-2,</text:span><text:span text:style-name="T22"> </text:span><text:span text:style-name="T12">2002</text:span></text:p>
            </text:list-item>
          </text:list>
          <text:list text:style-name="L10">
            <text:list-item>
              <text:list>
                <text:list-item>
                  <text:p text:style-name="P53"><text:span text:style-name="T12">SHA-224</text:span></text:p>
                </text:list-item>
                <text:list-item>
                  <text:p text:style-name="P54"><text:span text:style-name="T12">SHA-256</text:span></text:p>
                </text:list-item>
                <text:list-item>
                  <text:p text:style-name="P54"><text:span text:style-name="T12">SHA-384</text:span></text:p>
                </text:list-item>
                <text:list-item>
                  <text:p text:style-name="P55"><text:span text:style-name="T12">SHA-512</text:span></text:p>
                </text:list-item>
              </text:list>
            </text:list-item>
            <text:list-item>
              <text:p text:style-name="P51"><text:span text:style-name="T11">SHA-1 </text:span><text:span text:style-name="T12">is used in TLS, </text:span><text:span text:style-name="T11">SSL, PGP, SSH, S/MIME, </text:span><text:span text:style-name="T12">and</text:span><text:span text:style-name="T13"> </text:span><text:span text:style-name="T12">IPsec</text:span></text:p>
              <text:list>
                <text:list-item>
                  <text:p text:style-name="P53"><text:span text:style-name="T11">Required by </text:span><text:span text:style-name="T12">law in </text:span><text:span text:style-name="T11">US Govt</text:span><text:span text:style-name="T22"> </text:span><text:span text:style-name="T11">applications</text:span></text:p>
                </text:list-item>
                <text:list-item>
                  <text:p text:style-name="P54"><text:span text:style-name="T11">Used </text:span><text:span text:style-name="T12">in </text:span><text:span text:style-name="T11">Digital Signature</text:span><text:span text:style-name="T15"> </text:span><text:span text:style-name="T11">Standard</text:span></text:p>
                </text:list-item>
              </text:list>
            </text:list-item>
            <text:list-item>
              <text:p text:style-name="P56"><text:span text:style-name="T11">Pseudo-codes for SHA </text:span><text:span text:style-name="T12">algorithms are</text:span><text:span text:style-name="T23"> </text:span><text:span text:style-name="T12">available.</text:span></text:p>
            </text:list-item>
            <text:list-item>
              <text:p text:style-name="P51"><text:span text:style-name="T11">NIST certifies</text:span><text:span text:style-name="T12"> </text:span><text:span text:style-name="T11">implement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8" presentation:class="page"/>
          <draw:frame presentation:style-name="pr2" draw:text-style-name="P6" draw:layer="layout" svg:width="17cm" svg:height="14cm" svg:x="2cm" svg:y="13cm" presentation:class="notes" presentation:placeholder="true">
            <draw:text-box/>
          </draw:frame>
        </presentation:notes>
      </draw:page>
      <draw:page draw:name="SHA-1 Algorithm" draw:style-name="dp1" draw:master-page-name="Inspiration" presentation:presentation-page-layout-name="AL1T11">
        <office:forms form:automatic-focus="false" form:apply-design-mode="false"/>
        <draw:frame draw:name="object 2" presentation:style-name="pr4" draw:text-style-name="P13" draw:layer="layout" svg:width="9.699cm" svg:height="3.64cm" svg:x="9.013cm" svg:y="2.509cm" presentation:class="title" presentation:user-transformed="true">
          <draw:text-box>
            <text:p text:style-name="P7"><text:span text:style-name="T20">SHA-1</text:span><text:span text:style-name="T50"> </text:span><text:span text:style-name="T20">Algorithm</text:span></text:p>
          </draw:text-box>
        </draw:frame>
        <draw:custom-shape draw:name="object 3" draw:style-name="gr8" draw:text-style-name="P12" draw:layer="layout" svg:width="21.384cm" svg:height="7.94cm" svg:x="2.541cm" svg:y="4.748cm">
          <text:list text:style-name="L8">
            <text:list-item>
              <text:p text:style-name="P50"><text:span text:style-name="T11">160 bit hash using 512 bit blocks and 32 bit</text:span><text:span text:style-name="T53"> </text:span><text:span text:style-name="T11">operations</text:span></text:p>
            </text:list-item>
            <text:list-item>
              <text:p text:style-name="P51"><text:span text:style-name="T11">Five </text:span><text:span text:style-name="T12">passes (4 in </text:span><text:span text:style-name="T11">MD5 </text:span><text:span text:style-name="T12">and 3 in </text:span><text:span text:style-name="T11">MD4) </text:span><text:span text:style-name="T12">of 16 operations</text:span><text:span text:style-name="T54"> </text:span><text:span text:style-name="T12">each</text:span></text:p>
            </text:list-item>
            <text:list-item>
              <text:p text:style-name="P52"><text:span text:style-name="T11">Maximum </text:span><text:span text:style-name="T12">message </text:span><text:span text:style-name="T11">size </text:span><text:span text:style-name="T12">is </text:span><text:span text:style-name="T11">2</text:span><text:span text:style-name="T48">64</text:span><text:span text:style-name="T49"> </text:span><text:span text:style-name="T11">bit</text:span></text:p>
            </text:list-item>
            <text:list-item>
              <text:p text:style-name="P51"><text:span text:style-name="T11">512 bits </text:span><text:span text:style-name="T12">are expanded to </text:span><text:span text:style-name="T11">5x512</text:span><text:span text:style-name="T53"> </text:span><text:span text:style-name="T11">bits:</text:span></text:p>
            </text:list-item>
          </text:list>
          <text:list text:style-name="L10">
            <text:list-item>
              <text:list>
                <text:list-item>
                  <text:p text:style-name="P53"><text:span text:style-name="T11">n</text:span><text:span text:style-name="T48">th </text:span><text:span text:style-name="T11">word </text:span><text:span text:style-name="T12">= xor of n-3, n-8, n-14, and</text:span><text:span text:style-name="T15"> </text:span><text:span text:style-name="T12">n-16</text:span></text:p>
                </text:list-item>
              </text:list>
            </text:list-item>
            <text:list-item>
              <text:p text:style-name="P51"><text:span text:style-name="T12">In </text:span><text:span text:style-name="T11">SHA-1 </text:span><text:span text:style-name="T12">these </text:span><text:span text:style-name="T11">words </text:span><text:span text:style-name="T12">are rotated left by one bit before</text:span><text:span text:style-name="T55"> </text:span><text:span text:style-name="T12">xor</text:span></text:p>
            </text:list-item>
            <text:list-item>
              <text:p text:style-name="P51"><text:span text:style-name="T12">Total 80 </text:span><text:span text:style-name="T11">words: W</text:span><text:span text:style-name="T56">0</text:span><text:span text:style-name="T11">, ...,</text:span><text:span text:style-name="T57"> </text:span><text:span text:style-name="T11">W</text:span><text:span text:style-name="T56">79</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5" draw:text-style-name="P57" draw:layer="layout" svg:width="18.223cm" svg:height="6.222cm" svg:x="5.768cm" svg:y="12.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9" presentation:class="page"/>
          <draw:frame presentation:style-name="pr2" draw:text-style-name="P6" draw:layer="layout" svg:width="17cm" svg:height="14cm" svg:x="2cm" svg:y="13cm" presentation:class="notes" presentation:placeholder="true">
            <draw:text-box/>
          </draw:frame>
        </presentation:notes>
      </draw:page>
      <draw:page draw:name="SHA-2" draw:style-name="dp1" draw:master-page-name="Inspiration" presentation:presentation-page-layout-name="AL1T11">
        <office:forms form:automatic-focus="false" form:apply-design-mode="false"/>
        <draw:frame draw:name="object 2" presentation:style-name="pr4" draw:text-style-name="P13" draw:layer="layout" svg:width="3.738cm" svg:height="3.64cm" svg:x="11.996cm" svg:y="2.509cm" presentation:class="title" presentation:user-transformed="true">
          <draw:text-box>
            <text:p text:style-name="P7"><text:span text:style-name="T20">SHA</text:span><text:span text:style-name="T5">-2</text:span></text:p>
          </draw:text-box>
        </draw:frame>
        <draw:custom-shape draw:name="object 3" draw:style-name="gr4" draw:text-style-name="P12" draw:layer="layout" svg:width="22.422cm" svg:height="7.134cm" svg:x="2.541cm" svg:y="4.725cm">
          <text:list text:style-name="L8">
            <text:list-item>
              <text:p text:style-name="P30"><text:span text:style-name="T11">SHA-256 uses 32-bit</text:span><text:span text:style-name="T58"> </text:span><text:span text:style-name="T11">operations</text:span></text:p>
            </text:list-item>
            <text:list-item>
              <text:p text:style-name="P31"><text:span text:style-name="T11">SHA-512 uses 64-bit</text:span><text:span text:style-name="T58"> </text:span><text:span text:style-name="T11">operations</text:span></text:p>
            </text:list-item>
            <text:list-item>
              <text:p text:style-name="P31"><text:span text:style-name="T11">Use different shift </text:span><text:span text:style-name="T12">amounts and additive</text:span><text:span text:style-name="T53"> </text:span><text:span text:style-name="T11">constants</text:span></text:p>
            </text:list-item>
            <text:list-item>
              <text:p text:style-name="P49"><text:span text:style-name="T11">SHA-224 </text:span><text:span text:style-name="T12">and </text:span><text:span text:style-name="T11">SHA-384 </text:span><text:span text:style-name="T12">are </text:span><text:span text:style-name="T11">simply </text:span><text:span text:style-name="T12">truncated versions of </text:span><text:span text:style-name="T11">SHA- <text:s/>256 </text:span><text:span text:style-name="T12">and </text:span><text:span text:style-name="T11">SHA-512 using different </text:span><text:span text:style-name="T12">initial</text:span><text:span text:style-name="T23"> </text:span><text:span text:style-name="T11">values.</text:span></text:p>
            </text:list-item>
            <text:list-item>
              <text:p text:style-name="P58"><text:span text:style-name="T11">SHA-224 </text:span><text:span text:style-name="T12">matches the </text:span><text:span text:style-name="T11">key </text:span><text:span text:style-name="T12">length </text:span><text:span text:style-name="T11">of </text:span><text:span text:style-name="T12">two-key</text:span><text:span text:style-name="T53"> </text:span><text:span text:style-name="T11">triple-D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6" draw:text-style-name="P59" draw:layer="layout" svg:width="21.564cm" svg:height="4.577cm" svg:x="3.096cm" svg:y="12.5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0" presentation:class="page"/>
          <draw:frame presentation:style-name="pr2" draw:text-style-name="P6" draw:layer="layout" svg:width="17cm" svg:height="14cm" svg:x="2cm" svg:y="13cm" presentation:class="notes" presentation:placeholder="true">
            <draw:text-box/>
          </draw:frame>
        </presentation:notes>
      </draw:page>
      <draw:page draw:name="SHA-512 Overview" draw:style-name="dp1" draw:master-page-name="Inspiration" presentation:presentation-page-layout-name="AL1T11">
        <office:forms form:automatic-focus="false" form:apply-design-mode="false"/>
        <draw:frame draw:name="object 2" presentation:style-name="pr4" draw:text-style-name="P13" draw:layer="layout" svg:width="10.549cm" svg:height="3.64cm" svg:x="8.59cm" svg:y="2.23cm" presentation:class="title" presentation:user-transformed="true">
          <draw:text-box>
            <text:p text:style-name="P7"><text:span text:style-name="T20">SHA-512</text:span><text:span text:style-name="T59"> </text:span><text:span text:style-name="T5">Overview</text:span></text:p>
          </draw:text-box>
        </draw:frame>
        <draw:custom-shape draw:name="object 3" draw:style-name="gr4" draw:text-style-name="P12" draw:layer="layout" svg:width="8.917cm" svg:height="2.47cm" svg:x="2.585cm" svg:y="4.253cm">
          <text:list text:style-name="L8">
            <text:list-item>
              <text:p text:style-name="P30"><text:span text:style-name="T11">1. Append padding</text:span><text:span text:style-name="T16"> </text:span><text:span text:style-name="T11">bits</text:span></text:p>
            </text:list-item>
            <text:list-item>
              <text:p text:style-name="P31"><text:span text:style-name="T12">2. </text:span><text:span text:style-name="T11">Append</text:span><text:span text:style-name="T57"> </text:span><text:span text:style-name="T12">lengt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7" draw:text-style-name="P60" draw:layer="layout" svg:width="14.584cm" svg:height="11.538cm" svg:x="7.907cm" svg:y="7.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 draw:text-style-name="P12" draw:layer="layout" svg:width="3.14cm" svg:height="0.798cm" svg:x="4.789cm" svg:y="12.47cm">
          <text:p text:style-name="P7"><text:span text:style-name="T19">80</text:span><text:span text:style-name="T60"> </text:span><text:span text:style-name="T18">Rou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7" draw:text-style-name="P21" draw:layer="layout" svg:width="1.803cm" svg:height="0.481cm" svg:x="8.166cm" svg:y="12.772cm">
          <text:p/>
          <draw:enhanced-geometry draw:mirror-horizontal="false" draw:mirror-vertical="false" svg:viewBox="0 0 0 0" drawooo:sub-view-size="649604 173354 649604 173354 649604 173354 649604 173354" draw:text-areas="0 0 ?f0 ?f1" draw:type="ooxml-non-primitive" draw:enhanced-path="M 577457 126068 L 3810 0 0 18288 573171 145161 577457 126068 Z N M 589788 167047 L 589788 128777 585216 147827 573171 145161 566928 172973 589788 167047 Z N M 589788 128777 L 577457 126068 573171 145161 585216 147827 589788 128777 Z N M 649224 151637 L 583692 98297 577457 126068 589788 128777 589788 167047 649224 151637 Z N">
            <draw:equation draw:name="f0" draw:formula="logwidth"/>
            <draw:equation draw:name="f1" draw:formula="logheight"/>
          </draw:enhanced-geometry>
        </draw:custom-shape>
        <presentation:notes draw:style-name="dp2">
          <draw:page-thumbnail draw:style-name="gr2" draw:layer="layout" svg:width="12.75cm" svg:height="9.56cm" svg:x="4.125cm" svg:y="2.5cm" draw:page-number="11" presentation:class="page"/>
          <draw:frame presentation:style-name="pr2" draw:text-style-name="P6" draw:layer="layout" svg:width="17cm" svg:height="14cm" svg:x="2cm" svg:y="13cm" presentation:class="notes" presentation:placeholder="true">
            <draw:text-box/>
          </draw:frame>
        </presentation:notes>
      </draw:page>
      <draw:page draw:name="SHA-512 Round Function" draw:style-name="dp1" draw:master-page-name="Inspiration" presentation:presentation-page-layout-name="AL1T11">
        <office:forms form:automatic-focus="false" form:apply-design-mode="false"/>
        <draw:frame draw:name="object 2" presentation:style-name="pr4" draw:text-style-name="P13" draw:layer="layout" svg:width="14.179cm" svg:height="3.64cm" svg:x="6.772cm" svg:y="2.23cm" presentation:class="title" presentation:user-transformed="true">
          <draw:text-box>
            <text:p text:style-name="P7"><text:span text:style-name="T20">SHA-512 Round</text:span><text:span text:style-name="T59"> </text:span><text:span text:style-name="T20">Function</text:span></text:p>
          </draw:text-box>
        </draw:frame>
        <draw:custom-shape draw:name="object 3" draw:style-name="gr6" draw:text-style-name="P12" draw:layer="layout" svg:width="18.599cm" svg:height="4.316cm" svg:x="2.585cm" svg:y="14.093cm">
          <text:list text:style-name="L8">
            <text:list-item>
              <text:p text:style-name="P61"><text:span text:style-name="T11">Conditional fn Ch(e,f,g): </text:span><text:span text:style-name="T12">if e then f else</text:span><text:span text:style-name="T47"> </text:span><text:span text:style-name="T12">g</text:span></text:p>
            </text:list-item>
          </text:list>
          <text:p text:style-name="P62"><text:span text:style-name="T12">= (e </text:span><text:span text:style-name="T11">AND </text:span><text:span text:style-name="T12">f) </text:span><text:span text:style-name="T61"></text:span><text:span text:style-name="T11">(Not </text:span><text:span text:style-name="T12">e and</text:span><text:span text:style-name="T14"> </text:span><text:span text:style-name="T12">g)</text:span></text:p>
          <text:list text:continue-numbering="true" text:style-name="L8">
            <text:list-item>
              <text:p text:style-name="P63"><text:span text:style-name="T11">Majority Fn Maj(a, b, </text:span><text:span text:style-name="T12">c): True if 2 </text:span><text:span text:style-name="T11">of </text:span><text:span text:style-name="T12">3 </text:span><text:span text:style-name="T11">args </text:span><text:span text:style-name="T12">are</text:span><text:span text:style-name="T62"> </text:span><text:span text:style-name="T11">true</text:span></text:p>
            </text:list-item>
          </text:list>
          <text:p text:style-name="P64"><text:span text:style-name="T12">=(a AND b) </text:span><text:span text:style-name="T61"></text:span><text:span text:style-name="T11">(a AND </text:span><text:span text:style-name="T12">c) </text:span><text:span text:style-name="T61"></text:span><text:span text:style-name="T11">(b AND</text:span><text:span text:style-name="T22"> </text:span><text:span text:style-name="T1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8" draw:text-style-name="P65" draw:layer="layout" svg:width="11.531cm" svg:height="8.434cm" svg:x="7.847cm" svg:y="5.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9" draw:text-style-name="P12" draw:layer="layout" svg:width="4.64cm" svg:height="1.625cm" svg:x="19.988cm" svg:y="8.268cm">
          <text:p text:style-name="P66"><text:span text:style-name="T63">Input </text:span><text:span text:style-name="T64">sequence</text:span><text:span text:style-name="T65"> </text:span><text:span text:style-name="T64">word</text:span></text:p>
          <text:p text:style-name="P67"><text:span text:style-name="T64">Constant </text:span><text:span text:style-name="T63">(see</text:span><text:span text:style-name="T66"> </text:span><text:span text:style-name="T64">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2" presentation:class="page"/>
          <draw:frame presentation:style-name="pr2" draw:text-style-name="P6" draw:layer="layout" svg:width="17cm" svg:height="14cm" svg:x="2cm" svg:y="13cm" presentation:class="notes" presentation:placeholder="true">
            <draw:text-box/>
          </draw:frame>
        </presentation:notes>
      </draw:page>
      <draw:page draw:name="80-Word Input Sequence" draw:style-name="dp1" draw:master-page-name="Inspiration" presentation:presentation-page-layout-name="AL1T11">
        <office:forms form:automatic-focus="false" form:apply-design-mode="false"/>
        <draw:frame draw:name="object 2" presentation:style-name="pr4" draw:text-style-name="P13" draw:layer="layout" svg:width="13.681cm" svg:height="3.64cm" svg:x="7.02cm" svg:y="2.23cm" presentation:class="title" presentation:user-transformed="true">
          <draw:text-box>
            <text:p text:style-name="P7"><text:span text:style-name="T20">80-Word Input</text:span><text:span text:style-name="T67"> </text:span><text:span text:style-name="T20">Sequence</text:span></text:p>
          </draw:text-box>
        </draw:frame>
        <draw:custom-shape draw:name="object 3" draw:style-name="gr6" draw:text-style-name="P12" draw:layer="layout" svg:width="20.682cm" svg:height="5.896cm" svg:x="2.386cm" svg:y="12.315cm">
          <text:list text:style-name="L8">
            <text:list-item>
              <text:p text:style-name="P68"><text:span text:style-name="T68">W</text:span><text:span text:style-name="T69">t</text:span><text:span text:style-name="T68">=</text:span><text:span text:style-name="T70"> </text:span><text:span text:style-name="T71"></text:span><text:span text:style-name="T69">1</text:span><text:span text:style-name="T68">(W</text:span><text:span text:style-name="T69">t-2</text:span><text:span text:style-name="T68">)+W</text:span><text:span text:style-name="T69">t-7</text:span><text:span text:style-name="T68">+</text:span><text:span text:style-name="T71"></text:span><text:span text:style-name="T69">0</text:span><text:span text:style-name="T68">(W</text:span><text:span text:style-name="T69">t-15</text:span><text:span text:style-name="T68">)+W</text:span><text:span text:style-name="T69">t-16</text:span></text:p>
            </text:list-item>
            <text:list-item>
              <text:p text:style-name="P69"><text:span text:style-name="T61"></text:span><text:span text:style-name="T56">0</text:span><text:span text:style-name="T11">(x)=ROTR</text:span><text:span text:style-name="T48">1</text:span><text:span text:style-name="T11">(x)+ROTR</text:span><text:span text:style-name="T48">8</text:span><text:span text:style-name="T11">(x)+SHR</text:span><text:span text:style-name="T48">7</text:span><text:span text:style-name="T11">(x)</text:span></text:p>
            </text:list-item>
            <text:list-item>
              <text:p text:style-name="P70"><text:span text:style-name="T61"></text:span><text:span text:style-name="T56">1</text:span><text:span text:style-name="T11">(x)=ROTR</text:span><text:span text:style-name="T48">19</text:span><text:span text:style-name="T11">(x)+ROTR</text:span><text:span text:style-name="T48">61</text:span><text:span text:style-name="T11">(x)+SHR</text:span><text:span text:style-name="T48">6</text:span><text:span text:style-name="T11">(x)</text:span></text:p>
            </text:list-item>
            <text:list-item>
              <text:p text:style-name="P71"><text:span text:style-name="T11">ROTR</text:span><text:span text:style-name="T48">n</text:span><text:span text:style-name="T11">(x)=rotate right by </text:span><text:span text:style-name="T12">n</text:span><text:span text:style-name="T15"> </text:span><text:span text:style-name="T11">bits</text:span></text:p>
            </text:list-item>
            <text:list-item>
              <text:p text:style-name="P72"><text:span text:style-name="T11">SHR</text:span><text:span text:style-name="T48">n</text:span><text:span text:style-name="T11">(x)=Left shift </text:span><text:span text:style-name="T12">n </text:span><text:span text:style-name="T11">bits with padding by 0’s on </text:span><text:span text:style-name="T12">the</text:span><text:span text:style-name="T51"> </text:span><text:span text:style-name="T11">right</text:span></text:p>
            </text:list-item>
          </text:list>
          <text:p text:style-name="P73"><text:span text:style-name="T72"></text:span><text:span text:style-name="T73"> </text:span><text:span text:style-name="T34">+ = </text:span><text:span text:style-name="T36">Addition </text:span><text:span text:style-name="T34">modulo</text:span><text:span text:style-name="T74"> </text:span><text:span text:style-name="T75">2</text:span><text:span text:style-name="T76">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74" draw:layer="layout" svg:width="21.13cm" svg:height="8.078cm" svg:x="3.37cm" svg:y="4.3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3" presentation:class="page"/>
          <draw:frame presentation:style-name="pr2" draw:text-style-name="P6" draw:layer="layout" svg:width="17cm" svg:height="14cm" svg:x="2cm" svg:y="13cm" presentation:class="notes" presentation:placeholder="true">
            <draw:text-box/>
          </draw:frame>
        </presentation:notes>
      </draw:page>
      <draw:page draw:name="SHA-3" draw:style-name="dp1" draw:master-page-name="Inspiration" presentation:presentation-page-layout-name="AL1T11">
        <office:forms form:automatic-focus="false" form:apply-design-mode="false"/>
        <draw:frame draw:name="object 2" presentation:style-name="pr4" draw:text-style-name="P13" draw:layer="layout" svg:width="3.738cm" svg:height="3.64cm" svg:x="11.994cm" svg:y="2.23cm" presentation:class="title" presentation:user-transformed="true">
          <draw:text-box>
            <text:p text:style-name="P7"><text:span text:style-name="T20">SHA</text:span><text:span text:style-name="T5">-3</text:span></text:p>
          </draw:text-box>
        </draw:frame>
        <draw:custom-shape draw:name="object 3" draw:style-name="gr8" draw:text-style-name="P12" draw:layer="layout" svg:width="21.619cm" svg:height="8.557cm" svg:x="2.545cm" svg:y="4.753cm">
          <text:list text:style-name="L8">
            <text:list-item>
              <text:p text:style-name="P50"><text:span text:style-name="T11">SHA-2 </text:span><text:span text:style-name="T12">(esp. </text:span><text:span text:style-name="T11">SHA-512) seems</text:span><text:span text:style-name="T12"> secure</text:span></text:p>
            </text:list-item>
          </text:list>
          <text:list text:style-name="L10">
            <text:list-item>
              <text:list>
                <text:list-item>
                  <text:p text:style-name="P75"><text:span text:style-name="T11">Shares same structure and mathematical operations as <text:s/></text:span><text:span text:style-name="T12">predecessors </text:span><text:span text:style-name="T11">so </text:span><text:span text:style-name="T12">have</text:span><text:span text:style-name="T14"> </text:span><text:span text:style-name="T12">concern</text:span></text:p>
                </text:list-item>
              </text:list>
            </text:list-item>
            <text:list-item>
              <text:p text:style-name="P76"><text:span text:style-name="T11">NIST </text:span><text:span text:style-name="T12">announced in </text:span><text:span text:style-name="T11">2007 </text:span><text:span text:style-name="T12">a competition </text:span><text:span text:style-name="T11">for </text:span><text:span text:style-name="T12">the</text:span><text:span text:style-name="T77"> </text:span><text:span text:style-name="T11">SHA-3</text:span></text:p>
              <text:list>
                <text:list-item>
                  <text:p text:style-name="P77"><text:span text:style-name="T11">Has </text:span><text:span text:style-name="T12">had 3 rounds of narrowing down the</text:span><text:span text:style-name="T51"> </text:span><text:span text:style-name="T11">selections</text:span></text:p>
                </text:list-item>
                <text:list-item>
                  <text:p text:style-name="P78"><text:span text:style-name="T11">Five </text:span><text:span text:style-name="T12">algorithms advanced to the third </text:span><text:span text:style-name="T11">(and final) round</text:span><text:span text:style-name="T78"> </text:span><text:span text:style-name="T12">in <text:s/></text:span><text:span text:style-name="T11">December</text:span><text:span text:style-name="T15"> </text:span><text:span text:style-name="T11">2010</text:span></text:p>
                </text:list-item>
                <text:list-item>
                  <text:p text:style-name="P79"><text:span text:style-name="T11">Final selection </text:span><text:span text:style-name="T12">to </text:span><text:span text:style-name="T11">be </text:span><text:span text:style-name="T12">announced </text:span><text:span text:style-name="T11">by</text:span><text:span text:style-name="T26"> </text:span><text:span text:style-name="T11">2012</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4" presentation:class="page"/>
          <draw:frame presentation:style-name="pr2" draw:text-style-name="P6" draw:layer="layout" svg:width="17cm" svg:height="14cm" svg:x="2cm" svg:y="13cm" presentation:class="notes" presentation:placeholder="true">
            <draw:text-box/>
          </draw:frame>
        </presentation:notes>
      </draw:page>
      <draw:page draw:name="SHA-3 Requirements" draw:style-name="dp1" draw:master-page-name="Inspiration" presentation:presentation-page-layout-name="AL1T11">
        <office:forms form:automatic-focus="false" form:apply-design-mode="false"/>
        <draw:frame draw:name="object 2" presentation:style-name="pr4" draw:text-style-name="P13" draw:layer="layout" svg:width="11.676cm" svg:height="3.64cm" svg:x="8.025cm" svg:y="2.23cm" presentation:class="title" presentation:user-transformed="true">
          <draw:text-box>
            <text:p text:style-name="P7"><text:span text:style-name="T20">SHA-3</text:span><text:span text:style-name="T50"> </text:span><text:span text:style-name="T5">Requirements</text:span></text:p>
          </draw:text-box>
        </draw:frame>
        <draw:custom-shape draw:name="object 3" draw:style-name="gr21" draw:text-style-name="P12" draw:layer="layout" svg:width="20.723cm" svg:height="11.426cm" svg:x="2.545cm" svg:y="4.692cm">
          <text:list text:style-name="L11">
            <text:list-item>
              <text:p text:style-name="P80"><text:span text:style-name="T6">Replace </text:span><text:span text:style-name="T79">SHA-2 </text:span><text:span text:style-name="T6">with SHA-3 in any</text:span><text:span text:style-name="T79"> </text:span><text:span text:style-name="T6">use</text:span></text:p>
              <text:list>
                <text:list-item>
                  <text:p text:style-name="P81"><text:span text:style-name="T6">So use same hash</text:span><text:span text:style-name="T7"> </text:span><text:span text:style-name="T6">sizes</text:span></text:p>
                </text:list-item>
              </text:list>
            </text:list-item>
            <text:list-item>
              <text:p text:style-name="P82"><text:span text:style-name="T6">Preserve the online nature of</text:span><text:span text:style-name="T7"> </text:span><text:span text:style-name="T79">SHA-2</text:span></text:p>
              <text:list>
                <text:list-item>
                  <text:p text:style-name="P81"><text:span text:style-name="T6">So must process small blocks (512 </text:span><text:span text:style-name="T79">/ </text:span><text:span text:style-name="T6">1024</text:span><text:span text:style-name="T9"> </text:span><text:span text:style-name="T6">bits)</text:span></text:p>
                </text:list-item>
              </text:list>
            </text:list-item>
            <text:list-item>
              <text:p text:style-name="P83"><text:span text:style-name="T6">Evaluation</text:span><text:span text:style-name="T80"> </text:span><text:span text:style-name="T6">criteria</text:span></text:p>
              <text:list>
                <text:list-item>
                  <text:p text:style-name="P84"><text:span text:style-name="T6">Security close to theoretical max for hash</text:span><text:span text:style-name="T81"> </text:span><text:span text:style-name="T6">sizes</text:span></text:p>
                </text:list-item>
                <text:list-item>
                  <text:p text:style-name="P81"><text:span text:style-name="T6">Cost in time </text:span><text:span text:style-name="T79">&amp;</text:span><text:span text:style-name="T7"> </text:span><text:span text:style-name="T6">memory</text:span></text:p>
                </text:list-item>
                <text:list-item>
                  <text:p text:style-name="P85"><text:span text:style-name="T6">Characteristics: such as flexibility </text:span><text:span text:style-name="T79">&amp;</text:span><text:span text:style-name="T82"> </text:span><text:span text:style-name="T6">simplicit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Summary" draw:style-name="dp1" draw:master-page-name="Inspiration" presentation:presentation-page-layout-name="AL1T11">
        <office:forms form:automatic-focus="false" form:apply-design-mode="false"/>
        <draw:custom-shape draw:name="object 21" draw:style-name="gr22" draw:text-style-name="P12" draw:layer="layout" svg:width="22.457cm" svg:height="9.89cm" svg:x="2.4cm" svg:y="6.4cm">
          <text:list text:style-name="L12">
            <text:list-item>
              <text:p text:style-name="P86"><text:span text:style-name="T11">Hash functions </text:span><text:span text:style-name="T12">are </text:span><text:span text:style-name="T11">used </text:span><text:span text:style-name="T12">to </text:span><text:span text:style-name="T11">get </text:span><text:span text:style-name="T12">a </text:span><text:span text:style-name="T11">digest of </text:span><text:span text:style-name="T12">a </text:span><text:span text:style-name="T11">message <text:s/>Must </text:span><text:span text:style-name="T12">take </text:span><text:span text:style-name="T11">variable size </text:span><text:span text:style-name="T12">input, </text:span><text:span text:style-name="T11">produce fixed size <text:s/>pseudorandom output, be </text:span><text:span text:style-name="T12">efficient to</text:span><text:span text:style-name="T26"> </text:span><text:span text:style-name="T12">compute</text:span></text:p>
            </text:list-item>
            <text:list-item>
              <text:p text:style-name="P87"><text:span text:style-name="T11">Cryptographic hash functions should be preimage resistant, 2</text:span><text:span text:style-name="T48">nd </text:span><text:span text:style-name="T69"><text:s/></text:span><text:span text:style-name="T11">preimage resistant, and collision</text:span><text:span text:style-name="T22"> </text:span><text:span text:style-name="T11">resistant</text:span></text:p>
            </text:list-item>
            <text:list-item>
              <text:p text:style-name="P88"><text:span text:style-name="T11">Cryptographic hashes </text:span><text:span text:style-name="T12">are </text:span><text:span text:style-name="T11">used for </text:span><text:span text:style-name="T12">message authentication, <text:s/></text:span><text:span text:style-name="T11">digital signatures, password</text:span><text:span text:style-name="T15"> </text:span><text:span text:style-name="T11">storage</text:span></text:p>
            </text:list-item>
            <text:list-item>
              <text:p text:style-name="P89"><text:span text:style-name="T11">SHA-1 </text:span><text:span text:style-name="T12">produces 160 bit output, </text:span><text:span text:style-name="T11">SHA-224, SHA-256, SHA- <text:s/></text:span><text:span text:style-name="T12">384, and </text:span><text:span text:style-name="T11">SHA-512 </text:span><text:span text:style-name="T12">produce 224, 256, 384, and 512 bit</text:span><text:span text:style-name="T83"> </text:span><text:span text:style-name="T12">outputs. <text:s/></text:span><text:span text:style-name="T11">All </text:span><text:span text:style-name="T12">consist </text:span><text:span text:style-name="T11">of 80</text:span><text:span text:style-name="T14"> </text:span><text:span text:style-name="T11">rounds.</text:span></text:p>
            </text:list-item>
            <text:list-item>
              <text:p text:style-name="P90"><text:span text:style-name="T11">SHA-3 </text:span><text:span text:style-name="T12">competition is</text:span><text:span text:style-name="T22"> </text:span><text:span text:style-name="T12">underwa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91" draw:layer="layout" svg:width="7.724cm" svg:height="1.826cm" svg:x="9.876cm" svg:y="2cm">
          <draw:text-box>
            <text:p><text:span text:style-name="T84">SUMMARY</text:span></text:p>
          </draw:text-box>
        </draw:frame>
        <presentation:notes draw:style-name="dp2">
          <draw:page-thumbnail draw:style-name="gr2"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Symbol" svg:font-family="Symbol"/>
    <style:font-face style:name="Times New Roman" svg:font-family="'Times New Roman'"/>
    <style:font-face style:name="Wingdings" svg:font-family="Wingding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msFillBitmap_20_10" draw:display-name="msFillBitmap 10" xlink:href="Pictures/100000000000032F000000AD3A4FB3234154F4C9.png" xlink:type="simple" xlink:show="embed" xlink:actuate="onLoad"/>
    <draw:fill-image draw:name="msFillBitmap_20_11" draw:display-name="msFillBitmap 11" xlink:href="Pictures/100000000000020A0000019D07C60783906D2359.png" xlink:type="simple" xlink:show="embed" xlink:actuate="onLoad"/>
    <draw:fill-image draw:name="msFillBitmap_20_12" draw:display-name="msFillBitmap 12" xlink:href="Pictures/100000000000021F0000018D72AF91B308E83B66.png" xlink:type="simple" xlink:show="embed" xlink:actuate="onLoad"/>
    <draw:fill-image draw:name="msFillBitmap_20_13" draw:display-name="msFillBitmap 13" xlink:href="Pictures/1000000000000257000000E5BA719A7D6C4DFCDF.png" xlink:type="simple" xlink:show="embed" xlink:actuate="onLoad"/>
    <draw:fill-image draw:name="msFillBitmap_20_2" draw:display-name="msFillBitmap 2" xlink:href="Pictures/10000000000001750000004AF83402889DB3011D.jpg" xlink:type="simple" xlink:show="embed" xlink:actuate="onLoad"/>
    <draw:fill-image draw:name="msFillBitmap_20_9" draw:display-name="msFillBitmap 9" xlink:href="Pictures/100000000000044D0000017835F98806E4718CA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13cm" fo:text-indent="0cm"/>
      <style:text-properties style:use-window-font-color="true" style:text-outline="false" style:text-line-through-style="none" style:text-line-through-type="none" style:font-name="Liberation Sans1" fo:font-family="'Liberation Sans'" style:font-family-generic="swiss" style:font-pitch="variable" fo:font-size="26.7000007629395pt" fo:font-style="normal" fo:text-shadow="none" style:text-underline-style="none" fo:font-weight="normal" style:letter-kerning="true" style:font-size-asian="24.7000007629395pt" style:font-size-complex="24.7000007629395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1cm" fo:text-indent="0cm"/>
      <style:text-properties fo:font-size="26.7000007629395pt"/>
    </style:style>
    <style:style style:name="Inspiration-outline3" style:family="presentation" style:parent-style-name="Inspiration-outline2">
      <style:paragraph-properties fo:margin-left="0cm" fo:margin-right="0cm" fo:margin-top="0cm" fo:margin-bottom="0.308cm" fo:text-indent="0cm"/>
      <style:text-properties fo:font-size="26.7000007629395pt"/>
    </style:style>
    <style:style style:name="Inspiration-outline4" style:family="presentation" style:parent-style-name="Inspiration-outline3">
      <style:paragraph-properties fo:margin-left="0cm" fo:margin-right="0cm" fo:margin-top="0cm" fo:margin-bottom="0.205cm" fo:text-indent="0cm"/>
      <style:text-properties fo:font-size="26.7000007629395pt"/>
    </style:style>
    <style:style style:name="Inspiration-outline5" style:family="presentation" style:parent-style-name="Inspiration-outline4">
      <style:paragraph-properties fo:margin-left="0cm" fo:margin-right="0cm" fo:margin-top="0cm" fo:margin-bottom="0.102cm" fo:text-indent="0cm"/>
      <style:text-properties fo:font-size="26.7000007629395pt"/>
    </style:style>
    <style:style style:name="Inspiration-outline6" style:family="presentation" style:parent-style-name="Inspiration-outline5">
      <style:paragraph-properties fo:margin-left="0cm" fo:margin-right="0cm" fo:margin-top="0cm" fo:margin-bottom="0.102cm" fo:text-indent="0cm"/>
      <style:text-properties fo:font-size="26.7000007629395pt"/>
    </style:style>
    <style:style style:name="Inspiration-outline7" style:family="presentation" style:parent-style-name="Inspiration-outline6">
      <style:paragraph-properties fo:margin-left="0cm" fo:margin-right="0cm" fo:margin-top="0cm" fo:margin-bottom="0.102cm" fo:text-indent="0cm"/>
      <style:text-properties fo:font-size="26.7000007629395pt"/>
    </style:style>
    <style:style style:name="Inspiration-outline8" style:family="presentation" style:parent-style-name="Inspiration-outline7">
      <style:paragraph-properties fo:margin-left="0cm" fo:margin-right="0cm" fo:margin-top="0cm" fo:margin-bottom="0.102cm" fo:text-indent="0cm"/>
      <style:text-properties fo:font-size="20.6000003814697pt"/>
    </style:style>
    <style:style style:name="Inspiration-outline9" style:family="presentation" style:parent-style-name="Inspiration-outline8">
      <style:paragraph-properties fo:margin-left="0cm" fo:margin-right="0cm" fo:margin-top="0cm" fo:margin-bottom="0.102cm" fo:text-indent="0cm"/>
      <style:text-properties fo:font-size="20.6000003814697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7pt" fo:font-style="normal" fo:text-shadow="none" style:text-underline-style="none" fo:font-weight="normal" style:letter-kerning="true" style:font-size-asian="24.7000007629395pt" style:font-size-complex="24.7000007629395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8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47cm" fo:margin-bottom="0cm" fo:text-indent="0cm"/>
      <style:text-properties fo:font-size="38.2999992370605pt" style:font-size-asian="28pt" style:font-size-complex="28pt"/>
    </style:style>
    <style:style style:name="Default-outline3" style:family="presentation" style:parent-style-name="Default-outline2">
      <style:paragraph-properties fo:margin-left="0cm" fo:margin-right="0cm" fo:margin-top="0.41cm" fo:margin-bottom="0cm" fo:text-indent="0cm"/>
      <style:text-properties fo:font-size="32.9000015258789pt" style:font-size-asian="24pt" style:font-size-complex="24pt"/>
    </style:style>
    <style:style style:name="Default-outline4" style:family="presentation" style:parent-style-name="Default-outline3">
      <style:paragraph-properties fo:margin-left="0cm" fo:margin-right="0cm" fo:margin-top="0.274cm" fo:margin-bottom="0cm" fo:text-indent="0cm"/>
      <style:text-properties fo:font-size="27.3999996185303pt" style:font-size-asian="20pt" style:font-size-complex="20pt"/>
    </style:style>
    <style:style style:name="Default-outline5" style:family="presentation" style:parent-style-name="Default-outline4">
      <style:paragraph-properties fo:margin-left="0cm" fo:margin-right="0cm" fo:margin-top="0.137cm" fo:margin-bottom="0cm" fo:text-indent="0cm"/>
      <style:text-properties fo:font-size="27.3999996185303pt" style:font-size-asian="20pt" style:font-size-complex="20pt"/>
    </style:style>
    <style:style style:name="Default-outline6" style:family="presentation" style:parent-style-name="Default-outline5">
      <style:paragraph-properties fo:margin-left="0cm" fo:margin-right="0cm" fo:margin-top="0.137cm" fo:margin-bottom="0cm" fo:text-indent="0cm"/>
      <style:text-properties fo:font-size="27.3999996185303pt" style:font-size-asian="20pt" style:font-size-complex="20pt"/>
    </style:style>
    <style:style style:name="Default-outline7" style:family="presentation" style:parent-style-name="Default-outline6">
      <style:paragraph-properties fo:margin-left="0cm" fo:margin-right="0cm" fo:margin-top="0.137cm" fo:margin-bottom="0cm" fo:text-indent="0cm"/>
      <style:text-properties fo:font-size="27.3999996185303pt" style:font-size-asian="20pt" style:font-size-complex="20pt"/>
    </style:style>
    <style:style style:name="Default-outline8" style:family="presentation" style:parent-style-name="Default-outline7">
      <style:paragraph-properties fo:margin-left="0cm" fo:margin-right="0cm" fo:margin-top="0.137cm" fo:margin-bottom="0cm" fo:text-indent="0cm"/>
      <style:text-properties fo:font-size="27.3999996185303pt" style:font-size-asian="20pt" style:font-size-complex="20pt"/>
    </style:style>
    <style:style style:name="Default-outline9" style:family="presentation" style:parent-style-name="Default-outline8">
      <style:paragraph-properties fo:margin-left="0cm" fo:margin-right="0cm" fo:margin-top="0.137cm" fo:margin-bottom="0cm" fo:text-indent="0cm"/>
      <style:text-properties fo:font-size="27.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053ce7" draw:fill="none"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and_20_Content-backgroundobjects">
      <style:graphic-properties draw:stroke="none" draw:fill="none" draw:fill-color="#ffffff" draw:auto-grow-height="false" fo:min-height="1.485cm"/>
    </style:style>
    <style:style style:name="Mpr2" style:family="presentation" style:parent-style-name="Title_20_and_20_Content-backgroundobjects">
      <style:graphic-properties draw:stroke="none" draw:fill="none" draw:fill-color="#ffffff" draw:textarea-vertical-align="bottom" draw:auto-grow-height="false" fo:min-height="1.485cm"/>
    </style:style>
    <style:style style:name="Mpr3" style:family="presentation" style:parent-style-name="Inspiration-backgroundobjects">
      <style:graphic-properties draw:stroke="none" draw:fill="none" draw:fill-color="#ffffff" draw:auto-grow-height="false" fo:min-height="1.485cm"/>
    </style:style>
    <style:style style:name="Mpr4" style:family="presentation" style:parent-style-name="Inspiration-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none"/>
      <style:paragraph-properties fo:text-align="center"/>
    </style:style>
    <style:style style:name="MP7" style:family="paragraph">
      <style:text-properties fo:font-size="14pt"/>
    </style:style>
    <style:style style:name="MP8" style:family="paragraph">
      <loext:graphic-properties draw:fill="none" draw:fill-color="#ffffff"/>
      <style:text-properties fo:font-size="14pt"/>
    </style:style>
    <style:style style:name="MP9" style:family="paragraph">
      <style:paragraph-properties fo:text-align="end"/>
      <style:text-properties fo:font-size="14pt"/>
    </style:style>
    <style:style style:name="MP10"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custom-shape draw:name="bk object 16" draw:style-name="Mgr3" draw:text-style-name="MP5" draw:layer="backgroundobjects" svg:width="23.3cm" svg:height="17.497cm" svg:x="2.32cm" svg:y="1.941cm">
        <text:p/>
        <draw:enhanced-geometry draw:mirror-horizontal="false" draw:mirror-vertical="false" svg:viewBox="0 0 0 0" drawooo:sub-view-size="8388350 6299200" draw:text-areas="0 0 ?f0 ?f1" draw:type="ooxml-non-primitive" draw:enhanced-path="M 0 0 L 0 6298692 8388096 6298692 8388096 0 0 0 Z N">
          <draw:equation draw:name="f0" draw:formula="logwidth"/>
          <draw:equation draw:name="f1" draw:formula="logheight"/>
        </draw:enhanced-geometry>
      </draw:custom-shape>
      <draw:frame draw:name="Holder 2" presentation:style-name="Title_20_and_20_Content-title" draw:layer="backgroundobjects" svg:width="21.315cm" svg:height="7.522cm" svg:x="3.312cm" svg:y="1.675cm" presentation:class="title" presentation:placeholder="true" presentation:user-transformed="true">
        <draw:text-box/>
      </draw:frame>
      <draw:frame draw:name="Holder 3" presentation:style-name="Title_20_and_20_Content-outline1" draw:layer="backgroundobjects" svg:width="22.12cm" svg:height="7.578cm" svg:x="2.541cm" svg:y="7.585cm" presentation:class="outline" presentation:placeholder="true" presentation:user-transformed="true">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2">
      <draw:frame draw:style-name="Mgr4" draw:text-style-name="MP6" draw:layer="backgroundobjects" svg:width="27.939cm" svg:height="21.589cm" svg:x="0.001cm" svg:y="0.002cm">
        <draw:image xlink:href="Pictures/1000000000000CEC000009B16D3849F3A43CBBBC.png" xlink:type="simple" xlink:show="embed" xlink:actuate="onLoad">
          <text:p/>
        </draw:image>
      </draw:frame>
      <draw:frame presentation:style-name="Inspiration-title" draw:layer="backgroundobjects" svg:width="19.957cm" svg:height="2.056cm" svg:x="1.397cm" svg:y="1.644cm" presentation:class="title" presentation:placeholder="true">
        <draw:text-box/>
      </draw:frame>
      <draw:frame presentation:style-name="Inspiration-outline1" draw:layer="backgroundobjects" svg:width="25.146cm" svg:height="12.521cm" svg:x="1.397cm" svg:y="5.14cm" presentation:class="outline" presentation:placeholder="true">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3" draw:text-style-name="MP8" draw:layer="backgroundobjects" svg:width="9.112cm" svg:height="1.484cm" svg:x="0cm" svg:y="0cm" presentation:class="header">
          <draw:text-box>
            <text:p text:style-name="MP7"><text:span text:style-name="MT2"><presentation:header/></text:span></text:p>
          </draw:text-box>
        </draw:frame>
        <draw:frame presentation:style-name="Mpr3" draw:text-style-name="MP10" draw:layer="backgroundobjects" svg:width="9.112cm" svg:height="1.484cm" svg:x="11.887cm" svg:y="0cm" presentation:class="date-time">
          <draw:text-box>
            <text:p text:style-name="MP9"><text:span text:style-name="MT2"><presentation:date-time/></text:span></text:p>
          </draw:text-box>
        </draw:frame>
        <draw:frame presentation:style-name="Mpr4" draw:text-style-name="MP8" draw:layer="backgroundobjects" svg:width="9.112cm" svg:height="1.484cm" svg:x="0cm" svg:y="28.215cm" presentation:class="footer">
          <draw:text-box>
            <text:p text:style-name="MP7"><text:span text:style-name="MT2"><presentation:footer/></text:span></text:p>
          </draw:text-box>
        </draw:frame>
        <draw:frame presentation:style-name="Mpr4" draw:text-style-name="MP10" draw:layer="backgroundobjects" svg:width="9.112cm" svg:height="1.484cm" svg:x="11.887cm" svg:y="28.215cm" presentation:class="page-number">
          <draw:text-box>
            <text:p text:style-name="MP9"><text:span text:style-name="MT2"><text:page-number>&lt;number&gt;</text:page-number></text:span></text:p>
          </draw:text-box>
        </draw:frame>
      </presentation:notes>
    </style:master-page>
    <style:master-page style:name="Default" style:page-layout-name="PM1" draw:style-name="Mdp2">
      <draw:frame presentation:style-name="Default-title" draw:layer="backgroundobjects" svg:width="25.145cm" svg:height="3.604cm" svg:x="1.397cm" svg:y="0.86cm" presentation:class="title" presentation:placeholder="true">
        <draw:text-box/>
      </draw:frame>
      <draw:frame presentation:style-name="Default-outline1" draw:layer="backgroundobjects" svg:width="25.145cm" svg:height="12.521cm" svg:x="1.397cm" svg:y="5.051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j Jain</meta:initial-creator>
    <meta:keyword>Hash</meta:keyword>
    <meta:keyword>Function</meta:keyword>
    <meta:keyword>Cryptographic</meta:keyword>
    <meta:keyword>Hash</meta:keyword>
    <meta:keyword>Functions</meta:keyword>
    <meta:keyword>Examples</meta:keyword>
    <meta:keyword>of</meta:keyword>
    <meta:keyword>Crypto</meta:keyword>
    <meta:keyword>Hash</meta:keyword>
    <meta:keyword>Functions</meta:keyword>
    <meta:keyword>Applications</meta:keyword>
    <meta:keyword>of</meta:keyword>
    <meta:keyword>Crypto</meta:keyword>
    <meta:keyword>Hash</meta:keyword>
    <meta:keyword>Fn</meta:keyword>
    <meta:keyword>Birthday</meta:keyword>
    <meta:keyword>Problem</meta:keyword>
    <meta:keyword>Probability</meta:keyword>
    <meta:keyword>of</meta:keyword>
    <meta:keyword>Hash</meta:keyword>
    <meta:keyword>Collisions</meta:keyword>
    <meta:keyword>Hash</meta:keyword>
    <meta:keyword>Function</meta:keyword>
    <meta:keyword>Cryptanalysis</meta:keyword>
    <meta:keyword>Block</meta:keyword>
    <meta:keyword>Ciphers</meta:keyword>
    <meta:keyword>as</meta:keyword>
    <meta:keyword>Hash</meta:keyword>
    <meta:keyword>Functions</meta:keyword>
    <meta:keyword>Secure</meta:keyword>
    <meta:keyword>Hash</meta:keyword>
    <meta:keyword>Algorithm</meta:keyword>
    <meta:keyword>(SHA)</meta:keyword>
    <meta:keyword>SHA-1</meta:keyword>
    <meta:keyword>Algorithm</meta:keyword>
    <meta:keyword>SHA-2</meta:keyword>
    <meta:keyword>SHA-512</meta:keyword>
    <meta:keyword>SHA-512</meta:keyword>
    <meta:keyword>Round</meta:keyword>
    <meta:keyword>Function</meta:keyword>
    <meta:keyword>80-Word</meta:keyword>
    <meta:keyword>Input</meta:keyword>
    <meta:keyword>Sequence</meta:keyword>
    <meta:keyword>SHA-3</meta:keyword>
    <meta:keyword>SHA-3</meta:keyword>
    <meta:keyword>Requirements</meta:keyword>
    <dc:subject>Cryptographic Hash Functions</dc:subject>
    <dc:title>Microsoft PowerPoint - l_11chf.ppt</dc:title>
    <meta:creation-date>2019-11-12T11:30:58</meta:creation-date>
    <dc:date>2019-11-13T11:34:40.686251590</dc:date>
    <meta:editing-duration>PT27M8S</meta:editing-duration>
    <meta:generator>LibreOffice/6.0.7.3$Linux_X86_64 LibreOffice_project/00m0$Build-3</meta:generator>
    <meta:editing-cycles>4</meta:editing-cycles>
    <meta:document-statistic meta:object-count="128"/>
    <meta:user-defined meta:name="AppVersion">12.0000</meta:user-defined>
    <meta:user-defined meta:name="Created" meta:value-type="date">2011-10-05T00:00:00</meta:user-defined>
    <meta:user-defined meta:name="Creator">PScript5.dll Version 5.2.2</meta:user-defined>
    <meta:user-defined meta:name="HyperlinksChanged" meta:value-type="boolean">false</meta:user-defined>
    <meta:user-defined meta:name="LastSaved" meta:value-type="date">2019-11-12T00:00:00</meta:user-defined>
    <meta:user-defined meta:name="LinksUpToDate" meta:value-type="boolean">false</meta:user-defined>
    <meta:user-defined meta:name="PresentationFormat" meta:value-type="string">On-screen Show (4:3)</meta:user-defined>
    <meta:user-defined meta:name="ScaleCrop" meta:value-type="boolean">false</meta:user-defined>
    <meta:user-defined meta:name="ShareDoc" meta:value-type="boolean">false</meta:user-defined>
  </office:meta>
</office:document-meta>
</file>